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8043in"/>
    </style:style>
    <style:style style:name="co14" style:family="table-column">
      <style:table-column-properties fo:break-before="auto" style:column-width="0.9598in"/>
    </style:style>
    <style:style style:name="co15" style:family="table-column">
      <style:table-column-properties fo:break-before="auto" style:column-width="0.8925in"/>
    </style:style>
    <style:style style:name="co16" style:family="table-column">
      <style:table-column-properties fo:break-before="auto" style:column-width="1.678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19" style:family="table-column">
      <style:table-column-properties fo:break-before="auto" style:column-width="0.9689in"/>
    </style:style>
    <style:style style:name="co20" style:family="table-column">
      <style:table-column-properties fo:break-before="auto" style:column-width="0.5618in"/>
    </style:style>
    <style:style style:name="co21" style:family="table-column">
      <style:table-column-properties fo:break-before="auto" style:column-width="0.3543in"/>
    </style:style>
    <style:style style:name="co22" style:family="table-column">
      <style:table-column-properties fo:break-before="auto" style:column-width="0.3807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2854in"/>
    </style:style>
    <style:style style:name="co26" style:family="table-column">
      <style:table-column-properties fo:break-before="auto" style:column-width="0.4319in"/>
    </style:style>
    <style:style style:name="co27" style:family="table-column">
      <style:table-column-properties fo:break-before="auto" style:column-width="0.5189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283in"/>
    </style:style>
    <style:style style:name="co35"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8"/>
    <style:style style:name="ce49" style:family="table-cell" style:parent-style-name="Default" style:data-style-name="N179">
      <style:table-cell-properties fo:border-bottom="0.0008in solid #000000" fo:border-left="none" fo:border-right="none" fo:border-top="none"/>
    </style:style>
    <style:style style:name="ce5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1" style:family="table-cell" style:parent-style-name="Default">
      <style:text-properties fo:font-weight="bold" style:font-weight-asian="bold" style:font-weight-complex="bold"/>
    </style:style>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96"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1"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B Market</text:p>
          </table:table-cell>
          <table:table-cell table:style-name="ce13" office:value-type="string">
            <office:annotation draw:style-name="gr8" draw:text-style-name="P2" svg:width="2.1744in" svg:height="0.5457in" svg:x="2.6311in" svg:y="0in" draw:caption-point-x="-0.2402in" draw:caption-point-y="0.1831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number-matrix-columns-spanned="1" table:number-matrix-rows-spanned="5" table:formula="of:=6" office:value-type="float" office:value="6">
            <text:p>6</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0in" draw:caption-point-x="-0.2402in" draw:caption-point-y="0.1831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3" office:value-type="string">
            <office:annotation draw:style-name="gr4" draw:text-style-name="P2" svg:width="1.1413in" svg:height="0.3902in" svg:x="2.6311in" svg:y="0in" draw:caption-point-x="-0.2402in" draw:caption-point-y="0.1831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3">
            <text:p>-3</text:p>
          </table:table-cell>
          <table:table-cell office:value-type="float" office:value="-1">
            <text:p>-1</text:p>
          </table:table-cell>
          <table:table-cell table:number-columns-repeated="5"/>
          <table:table-cell office:value-type="float" office:value="6">
            <text:p>6</text:p>
          </table:table-cell>
          <table:table-cell/>
          <table:table-cell office:value-type="float" office:value="0.01">
            <text:p>0.0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8"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0in" draw:caption-point-x="-0.2402in" draw:caption-point-y="0.1831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3"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0.5346in" draw:caption-point-x="-0.2402in" draw:caption-point-y="0.1858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0.7138in" draw:caption-point-x="-0.2402in" draw:caption-point-y="0.1858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37.5">
            <text:p>37.5</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5">
            <text:p>-2.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3" office:value-type="string">
            <office:annotation draw:style-name="gr3" draw:text-style-name="P2" svg:width="2.687in" svg:height="0.3902in" svg:x="2.6311in" svg:y="0.4835in" draw:caption-point-x="-0.2402in" draw:caption-point-y="0.5953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3.1681in" svg:height="0.3902in" svg:x="2.6311in" svg:y="1.072in" draw:caption-point-x="-0.2402in" draw:caption-point-y="0.1858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3" office:value-type="string">
            <office:annotation draw:style-name="gr5" draw:text-style-name="P2" svg:width="3.3417in" svg:height="0.7012in" svg:x="2.6311in" svg:y="1.072in" draw:caption-point-x="-0.2402in" draw:caption-point-y="0.1858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3" office:value-type="string">
            <office:annotation draw:style-name="gr3" draw:text-style-name="P2" svg:width="2.5598in" svg:height="0.3902in" svg:x="2.6311in" svg:y="1.072in" draw:caption-point-x="-0.2402in" draw:caption-point-y="0.1858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Radar">
            <text:p>B Radar</text:p>
          </table:table-cell>
          <table:table-cell table:style-name="ce13" office:value-type="string">
            <office:annotation draw:style-name="gr3" draw:text-style-name="P2" svg:width="2.1602in" svg:height="0.3902in" svg:x="2.6311in" svg:y="1.072in" draw:caption-point-x="-0.2402in" draw:caption-point-y="0.1858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2413.71769170701">
            <text:p>2413.72</text:p>
          </table:table-cell>
          <table:table-cell table:formula="of:=[.C106]*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6]" office:value-type="string" office:string-value="B Radar">
            <text:p>B Radar</text:p>
          </table:table-cell>
          <table:table-cell table:style-name="ce13" office:value-type="string">
            <office:annotation draw:style-name="gr3" draw:text-style-name="P2" svg:width="2.0039in" svg:height="0.3902in" svg:x="2.6311in" svg:y="1.072in" draw:caption-point-x="-0.2402in" draw:caption-point-y="0.1858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107]*20" office:value-type="float" office:value="106697.415336561">
            <text:p>106697.42</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3" office:value-type="string">
            <office:annotation draw:style-name="gr3" draw:text-style-name="P2" svg:width="1.7606in" svg:height="0.3902in" svg:x="2.6311in" svg:y="1.072in" draw:caption-point-x="-0.2402in" draw:caption-point-y="0.1858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108]*20" office:value-type="float" office:value="6555.43538341403">
            <text:p>6555.44</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2.1248in" svg:height="0.3902in" svg:x="2.6311in" svg:y="1.072in" draw:caption-point-x="-0.2402in" draw:caption-point-y="0.1858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3" office:value-type="string">
            <office:annotation draw:style-name="gr3" draw:text-style-name="P2" svg:width="2.863in" svg:height="0.3902in" svg:x="2.6311in" svg:y="1.072in" draw:caption-point-x="-0.2402in" draw:caption-point-y="0.1858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1.072in" draw:caption-point-x="-0.2402in" draw:caption-point-y="0.1858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1.072in" draw:caption-point-x="-0.2402in" draw:caption-point-y="0.1858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1.072in" draw:caption-point-x="-0.2402in" draw:caption-point-y="0.1858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2.2378in" svg:height="0.3902in" svg:x="2.6311in" svg:y="1.072in" draw:caption-point-x="-0.2402in" draw:caption-point-y="0.1858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1.072in" draw:caption-point-x="-0.2402in" draw:caption-point-y="0.1858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1.072in" draw:caption-point-x="-0.2402in" draw:caption-point-y="0.1858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1.072in" draw:caption-point-x="-0.2402in" draw:caption-point-y="0.1858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1.072in" draw:caption-point-x="-0.2402in" draw:caption-point-y="0.1858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2.2724in" svg:height="0.3902in" svg:x="2.6311in" svg:y="1.072in" draw:caption-point-x="-0.2402in" draw:caption-point-y="0.1858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1.072in" draw:caption-point-x="-0.2402in" draw:caption-point-y="0.1858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1.072in" draw:caption-point-x="-0.2402in" draw:caption-point-y="0.1858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1.072in" draw:caption-point-x="-0.2402in" draw:caption-point-y="0.1858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1.072in" draw:caption-point-x="-0.2402in" draw:caption-point-y="0.1858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1.072in" draw:caption-point-x="-0.2402in" draw:caption-point-y="0.1858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1.2516in" draw:caption-point-x="-0.2402in" draw:caption-point-y="0.1858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624in" svg:y="1.2516in" draw:caption-point-x="-0.2402in" draw:caption-point-y="0.1858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1.2516in" draw:caption-point-x="-0.2402in" draw:caption-point-y="0.1858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1.4307in" draw:caption-point-x="-0.2402in" draw:caption-point-y="0.1858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1.6098in" draw:caption-point-x="-0.2402in" draw:caption-point-y="0.1858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1.789in" draw:caption-point-x="-0.2402in" draw:caption-point-y="0.1858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draw:control table:end-cell-address="Main.L461" table:end-x="0.7937in" table:end-y="0.0807in" draw:z-index="1" draw:text-style-name="P1" svg:width="1.6693in" svg:height="0.2949in" svg:x="0.365in" svg:y="0.0811in" draw:control="control1"/>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1.1413in" svg:height="0.2346in" svg:x="2.6311in" svg:y="1.9681in" draw:caption-point-x="-0.2402in" draw:caption-point-y="0.1858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3"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3"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3"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9" draw:text-style-name="P2" svg:width="2.0094in" svg:height="1.1677in" svg:x="2.6311in" svg:y="1.9681in" draw:caption-point-x="-0.2402in" draw:caption-point-y="0.1858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624in" svg:y="1.9681in" draw:caption-point-x="-0.2402in" draw:caption-point-y="0.1858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1.9681in" draw:caption-point-x="-0.2402in" draw:caption-point-y="0.1858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3"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3"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3"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1.9681in" draw:caption-point-x="-0.2402in" draw:caption-point-y="0.1858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1.9681in" draw:caption-point-x="-0.2402in" draw:caption-point-y="0.1858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style-name="Default" office:value-type="string">
            <text:p>T Defensive Portal</text:p>
          </table:table-cell>
          <table:table-cell table:style-name="ce13" office:value-type="string">
            <office:annotation draw:style-name="gr7" draw:text-style-name="P2" svg:width="1.6185in" svg:height="0.8567in" svg:x="2.6311in" svg:y="1.9681in" draw:caption-point-x="-0.2402in" draw:caption-point-y="0.1858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624in" svg:y="1.9681in" draw:caption-point-x="-0.2402in" draw:caption-point-y="0.1858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1.8358in" svg:height="0.7012in" svg:x="2.6311in" svg:y="1.9681in" draw:caption-point-x="-0.2402in" draw:caption-point-y="0.1858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624in" svg:y="1.9681in" draw:caption-point-x="-0.2402in" draw:caption-point-y="0.1858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1.6185in" svg:height="0.2346in" svg:x="2.6311in" svg:y="1.9681in" draw:caption-point-x="-0.2402in" draw:caption-point-y="0.1858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2.6028in" svg:height="0.8567in" svg:x="2.6311in" svg:y="1.9681in" draw:caption-point-x="-0.2402in" draw:caption-point-y="0.1858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65]" office:value-type="string" office:string-value="T Fiery Melters">
            <text:p>T Fiery Melters</text:p>
          </table:table-cell>
          <table:table-cell table:style-name="ce13" office:value-type="string">
            <office:annotation draw:style-name="gr7" draw:text-style-name="P2" svg:width="2.0988in" svg:height="0.8567in" svg:x="2.6311in" svg:y="1.9681in" draw:caption-point-x="-0.2402in" draw:caption-point-y="0.1858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65])" office:value-type="float" office:value="1451.03156337113">
            <text:p>1451.03</text:p>
          </table:table-cell>
          <table:table-cell office:value-type="float" office:value="0">
            <text:p>0</text:p>
          </table:table-cell>
          <table:table-cell office:value-type="float" office:value="0">
            <text:p>0</text:p>
          </table:table-cell>
          <table:table-cell table:style-name="ce30" office:value-type="float" office:value="4.84134049898511">
            <text:p>4.8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66]" office:value-type="string" office:string-value="T Fiery Melters">
            <text:p>T Fiery Melters</text:p>
          </table:table-cell>
          <table:table-cell table:style-name="ce13" office:value-type="string">
            <office:annotation draw:style-name="gr8" draw:text-style-name="P2" svg:width="2.3594in" svg:height="0.5457in" svg:x="2.6311in" svg:y="1.9681in" draw:caption-point-x="-0.2402in" draw:caption-point-y="0.1858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65])"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7]" office:value-type="string" office:string-value="T Fiery Melters">
            <text:p>T Fiery Melters</text:p>
          </table:table-cell>
          <table:table-cell table:style-name="ce14" office:value-type="string">
            <office:annotation draw:style-name="gr8" draw:text-style-name="P2" svg:width="2.7677in" svg:height="0.5457in" svg:x="2.6311in" svg:y="1.9681in" draw:caption-point-x="-0.2402in" draw:caption-point-y="0.1858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65])"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68]"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65:.M16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69]" office:value-type="string" office:string-value="T Fiery Melters">
            <text:p>T Fiery Melters</text:p>
          </table:table-cell>
          <table:table-cell table:style-name="ce13" office:value-type="string">
            <office:annotation draw:style-name="gr4" draw:text-style-name="P2" svg:width="1.1413in" svg:height="0.2346in" svg:x="2.6311in" svg:y="1.9681in" draw:caption-point-x="-0.2402in" draw:caption-point-y="0.1858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Fiery Melters">
            <text:p>T Fiery Melters</text:p>
          </table:table-cell>
          <table:table-cell table:style-name="ce13" office:value-type="string">
            <office:annotation draw:style-name="gr4" draw:text-style-name="P2" svg:width="1.1413in" svg:height="0.2346in" svg:x="2.6311in" svg:y="1.9681in" draw:caption-point-x="-0.2402in" draw:caption-point-y="0.1858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70]" office:value-type="float" office:value="10">
            <text:p>10</text:p>
          </table:table-cell>
          <table:table-cell table:formula="of:=[.L16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66:.M168];[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1.6618in" svg:height="0.2346in" svg:x="2.6311in" svg:y="1.9681in" draw:caption-point-x="-0.2402in" draw:caption-point-y="0.1858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74]" office:value-type="string" office:string-value="T Mex t2">
            <text:p>T Mex t2</text:p>
          </table:table-cell>
          <table:table-cell table:style-name="ce13" office:value-type="string">
            <office:annotation draw:style-name="gr2" draw:text-style-name="P2" svg:width="1.6969in" svg:height="0.2346in" svg:x="2.6311in" svg:y="1.9681in" draw:caption-point-x="-0.2402in" draw:caption-point-y="0.1858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4]"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75]" office:value-type="string" office:string-value="T Mex t2">
            <text:p>T Mex t2</text:p>
          </table:table-cell>
          <table:table-cell table:style-name="ce13" office:value-type="string">
            <office:annotation draw:style-name="gr2" draw:text-style-name="P2" svg:width="1.5055in" svg:height="0.2346in" svg:x="2.6311in" svg:y="1.9681in" draw:caption-point-x="-0.2402in" draw:caption-point-y="0.1858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5]"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visibility="filter">
          <table:table-cell table:formula="of:=[.A176]" office:value-type="string" office:string-value="T Mex t2">
            <text:p>T Mex t2</text:p>
          </table:table-cell>
          <table:table-cell table:style-name="ce14" office:value-type="string">
            <office:annotation draw:style-name="gr2" draw:text-style-name="P2" svg:width="1.5228in" svg:height="0.2346in" svg:x="2.6311in" svg:y="1.9681in" draw:caption-point-x="-0.2402in" draw:caption-point-y="0.1858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6]"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77]"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74:.M174])"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78]"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75:.M177];[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1.9681in" draw:caption-point-x="-0.2402in" draw:caption-point-y="0.1858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65])"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5]" office:value-type="float" office:value="3">
            <text:p>3.0000</text:p>
          </table:table-cell>
          <table:table-cell table:number-columns-repeated="1011"/>
        </table:table-row>
        <table:table-row table:style-name="ro1" table:visibility="filter">
          <table:table-cell table:formula="of:=[.A181]" office:value-type="string" office:string-value="T SCond. Tech.">
            <text:p>T SCond. Tech.</text:p>
          </table:table-cell>
          <table:table-cell table:style-name="ce13" office:value-type="string">
            <office:annotation draw:style-name="gr8" draw:text-style-name="P2" svg:width="2.3594in" svg:height="0.5457in" svg:x="2.6311in" svg:y="1.9681in" draw:caption-point-x="-0.2402in" draw:caption-point-y="0.1858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6]" office:value-type="float" office:value="1451.03156337113">
            <text:p>1451.03</text:p>
          </table:table-cell>
          <table:table-cell table:formula="of:=[.D166]" office:value-type="float" office:value="0">
            <text:p>0</text:p>
          </table:table-cell>
          <table:table-cell table:formula="of:=[.E166]" office:value-type="float" office:value="0">
            <text:p>0</text:p>
          </table:table-cell>
          <table:table-cell table:formula="of:=[.F166]" office:value-type="float" office:value="4.84134049898511">
            <text:p>4.8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Cond. Tech.">
            <text:p>T SCond. Tech.</text:p>
          </table:table-cell>
          <table:table-cell table:style-name="ce13" office:value-type="string">
            <office:annotation draw:style-name="gr7" draw:text-style-name="P2" svg:width="2.698in" svg:height="0.8567in" svg:x="2.6311in" svg:y="1.9681in" draw:caption-point-x="-0.2402in" draw:caption-point-y="0.1858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7]" office:value-type="float" office:value="3212.12625348452">
            <text:p>3212.13</text:p>
          </table:table-cell>
          <table:table-cell table:formula="of:=[.D167]" office:value-type="float" office:value="0">
            <text:p>0</text:p>
          </table:table-cell>
          <table:table-cell table:formula="of:=[.E167]" office:value-type="float" office:value="0">
            <text:p>0</text:p>
          </table:table-cell>
          <table:table-cell table:formula="of:=[.F167]" office:value-type="float" office:value="5.34110418573393">
            <text:p>5.34</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83]" office:value-type="string" office:string-value="T SCond. Tech.">
            <text:p>T SCond. Tech.</text:p>
          </table:table-cell>
          <table:table-cell table:style-name="ce14" office:value-type="string">
            <office:annotation draw:style-name="gr8" draw:text-style-name="P2" svg:width="2.5591in" svg:height="0.5457in" svg:x="2.6311in" svg:y="1.9681in" draw:caption-point-x="-0.2402in" draw:caption-point-y="0.1858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8]" office:value-type="float" office:value="393.886312674226">
            <text:p>393.89</text:p>
          </table:table-cell>
          <table:table-cell table:formula="of:=[.D168]" office:value-type="float" office:value="0">
            <text:p>0</text:p>
          </table:table-cell>
          <table:table-cell table:formula="of:=[.E168]" office:value-type="float" office:value="0">
            <text:p>0</text:p>
          </table:table-cell>
          <table:table-cell table:formula="of:=[.F168]" office:value-type="float" office:value="4.41468531126333">
            <text:p>4.41</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84]"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81:.M181])"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visibility="filter">
          <table:table-cell table:formula="of:=[.A185]" office:value-type="string" office:string-value="T SCond. Tech.">
            <text:p>T SCond. Tech.</text:p>
          </table:table-cell>
          <table:table-cell table:style-name="ce13" office:value-type="string">
            <office:annotation draw:style-name="gr4" draw:text-style-name="P2" svg:width="1.1413in" svg:height="0.2346in" svg:x="2.6311in" svg:y="1.9681in" draw:caption-point-x="-0.2402in" draw:caption-point-y="0.1858in">
              <dc:creator>AŠ</dc:creator>
              <dc:date>2010-12-29T00:00:00</dc:date>
              <text:p text:style-name="P2"><text:span text:style-name="T1">Iki 100%</text:span></text:p>
            </office:annotation>
            <text:p>E gen mod</text:p>
          </table:table-cell>
          <table:table-cell office:value-type="float" office:value="0">
            <text:p>0</text:p>
          </table:table-cell>
          <table:table-cell table:formula="of:=[.D170]" office:value-type="float" office:value="10">
            <text:p>1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SCond. Tech.">
            <text:p>T SCond. Tech.</text:p>
          </table:table-cell>
          <table:table-cell table:style-name="ce13" office:value-type="string">
            <office:annotation draw:style-name="gr4" draw:text-style-name="P2" svg:width="1.1413in" svg:height="0.2346in" svg:x="2.6311in" svg:y="1.9681in" draw:caption-point-x="-0.2402in" draw:caption-point-y="0.1858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1]" office:value-type="float" office:value="20">
            <text:p>20</text:p>
          </table:table-cell>
          <table:table-cell table:number-columns-repeated="6"/>
          <table:table-cell table:formula="of:=[.K186]" office:value-type="float" office:value="10">
            <text:p>10</text:p>
          </table:table-cell>
          <table:table-cell table:formula="of:=[.L17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82:.M184];[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1.9488in" svg:height="0.2346in" svg:x="2.6311in" svg:y="1.9681in" draw:caption-point-x="-0.2402in" draw:caption-point-y="0.1858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90]" office:value-type="string" office:string-value="T Collector t2">
            <text:p>T Collector t2</text:p>
          </table:table-cell>
          <table:table-cell table:style-name="ce13" office:value-type="string">
            <office:annotation draw:style-name="gr2" draw:text-style-name="P2" svg:width="2.0358in" svg:height="0.2346in" svg:x="2.6311in" svg:y="1.9681in" draw:caption-point-x="-0.2402in" draw:caption-point-y="0.1858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9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91]" office:value-type="string" office:string-value="T Collector t2">
            <text:p>T Collector t2</text:p>
          </table:table-cell>
          <table:table-cell table:style-name="ce13" office:value-type="string">
            <office:annotation draw:style-name="gr2" draw:text-style-name="P2" svg:width="1.9835in" svg:height="0.2346in" svg:x="2.6311in" svg:y="1.9681in" draw:caption-point-x="-0.2402in" draw:caption-point-y="0.1858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92]" office:value-type="string" office:string-value="T Collector t2">
            <text:p>T Collector t2</text:p>
          </table:table-cell>
          <table:table-cell table:style-name="ce14" office:value-type="string">
            <office:annotation draw:style-name="gr2" draw:text-style-name="P2" svg:width="1.8531in" svg:height="0.2346in" svg:x="2.6311in" svg:y="1.9681in" draw:caption-point-x="-0.2402in" draw:caption-point-y="0.1858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2]"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9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90:.M19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94]"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1.8965in" svg:height="0.2346in" svg:x="2.6311in" svg:y="1.9681in" draw:caption-point-x="-0.2402in" draw:caption-point-y="0.1858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97]" office:value-type="string" office:string-value="T Collector t3">
            <text:p>T Collector t3</text:p>
          </table:table-cell>
          <table:table-cell table:style-name="ce13" office:value-type="string">
            <office:annotation draw:style-name="gr4" draw:text-style-name="P2" svg:width="1.1413in" svg:height="0.3902in" svg:x="2.6311in" svg:y="1.9681in" draw:caption-point-x="-0.2402in" draw:caption-point-y="0.1858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visibility="filter">
          <table:table-cell table:formula="of:=[.A198]" office:value-type="string" office:string-value="T Collector t3">
            <text:p>T Collector t3</text:p>
          </table:table-cell>
          <table:table-cell table:style-name="ce13" office:value-type="string">
            <office:annotation draw:style-name="gr4" draw:text-style-name="P2" svg:width="1.1413in" svg:height="0.3902in" svg:x="2.6311in" svg:y="1.9681in" draw:caption-point-x="-0.2402in" draw:caption-point-y="0.1858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visibility="filter">
          <table:table-cell table:formula="of:=[.A199]" office:value-type="string" office:string-value="T Collector t3">
            <text:p>T Collector t3</text:p>
          </table:table-cell>
          <table:table-cell table:style-name="ce14" office:value-type="string">
            <office:annotation draw:style-name="gr4" draw:text-style-name="P2" svg:width="1.1413in" svg:height="0.3902in" svg:x="2.6311in" svg:y="1.9681in" draw:caption-point-x="-0.2402in" draw:caption-point-y="0.1858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200]"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97:.M19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visibility="filter">
          <table:table-cell table:formula="of:=[.A201]"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98:.M200];[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1.1413in" svg:height="0.3902in" svg:x="2.6311in" svg:y="1.9681in" draw:caption-point-x="-0.2402in" draw:caption-point-y="0.1858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204]" office:value-type="string" office:string-value="T Zetium Extraction">
            <text:p>T Zetium Extraction</text:p>
          </table:table-cell>
          <table:table-cell table:style-name="ce13" office:value-type="string">
            <office:annotation draw:style-name="gr4" draw:text-style-name="P2" svg:width="1.1413in" svg:height="0.3902in" svg:x="2.6311in" svg:y="1.9681in" draw:caption-point-x="-0.2402in" draw:caption-point-y="0.1858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visibility="filter">
          <table:table-cell table:formula="of:=[.A205]" office:value-type="string" office:string-value="T Zetium Extraction">
            <text:p>T Zetium Extraction</text:p>
          </table:table-cell>
          <table:table-cell table:style-name="ce13" office:value-type="string">
            <office:annotation draw:style-name="gr4" draw:text-style-name="P2" svg:width="1.1413in" svg:height="0.3902in" svg:x="2.6311in" svg:y="1.9681in" draw:caption-point-x="-0.2402in" draw:caption-point-y="0.1858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04:.M204])"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08]"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05:.M207];[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2.785in" svg:height="0.8567in" svg:x="2.6311in" svg:y="1.9681in" draw:caption-point-x="-0.2402in" draw:caption-point-y="0.1858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65])"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81]" office:value-type="float" office:value="3">
            <text:p>3.0000</text:p>
          </table:table-cell>
          <table:table-cell table:number-columns-repeated="1011"/>
        </table:table-row>
        <table:table-row table:style-name="ro1" table:visibility="filter">
          <table:table-cell table:formula="of:=[.A211]" office:value-type="string" office:string-value="T Powd. Zet.">
            <text:p>T Powd. Zet.</text:p>
          </table:table-cell>
          <table:table-cell table:style-name="ce13" office:value-type="string">
            <office:annotation draw:style-name="gr8" draw:text-style-name="P2" svg:width="2.5417in" svg:height="0.5457in" svg:x="2.6311in" svg:y="1.9681in" draw:caption-point-x="-0.2402in" draw:caption-point-y="0.1858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2]" office:value-type="float" office:value="1451.03156337113">
            <text:p>1451.03</text:p>
          </table:table-cell>
          <table:table-cell table:formula="of:=[.D182]" office:value-type="float" office:value="0">
            <text:p>0</text:p>
          </table:table-cell>
          <table:table-cell table:formula="of:=[.E182]" office:value-type="float" office:value="0">
            <text:p>0</text:p>
          </table:table-cell>
          <table:table-cell table:formula="of:=[.F182]" office:value-type="float" office:value="4.84134049898511">
            <text:p>4.8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12]" office:value-type="string" office:string-value="T Powd. Zet.">
            <text:p>T Powd. Zet.</text:p>
          </table:table-cell>
          <table:table-cell table:style-name="ce13" office:value-type="string">
            <office:annotation draw:style-name="gr8" draw:text-style-name="P2" svg:width="2.3941in" svg:height="0.5457in" svg:x="2.6311in" svg:y="1.9681in" draw:caption-point-x="-0.2402in" draw:caption-point-y="0.1858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3]" office:value-type="float" office:value="3212.12625348452">
            <text:p>3212.13</text:p>
          </table:table-cell>
          <table:table-cell table:formula="of:=[.D183]" office:value-type="float" office:value="0">
            <text:p>0</text:p>
          </table:table-cell>
          <table:table-cell table:formula="of:=[.E183]" office:value-type="float" office:value="0">
            <text:p>0</text:p>
          </table:table-cell>
          <table:table-cell table:formula="of:=[.F183]" office:value-type="float" office:value="5.34110418573393">
            <text:p>5.3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13]" office:value-type="string" office:string-value="T Powd. Zet.">
            <text:p>T Powd. Zet.</text:p>
          </table:table-cell>
          <table:table-cell table:style-name="ce14" office:value-type="string">
            <office:annotation draw:style-name="gr7" draw:text-style-name="P2" svg:width="2.4114in" svg:height="0.8567in" svg:x="2.6311in" svg:y="1.9681in" draw:caption-point-x="-0.2402in" draw:caption-point-y="0.1858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4]" office:value-type="float" office:value="393.886312674226">
            <text:p>393.89</text:p>
          </table:table-cell>
          <table:table-cell table:formula="of:=[.D184]" office:value-type="float" office:value="0">
            <text:p>0</text:p>
          </table:table-cell>
          <table:table-cell table:formula="of:=[.E184]" office:value-type="float" office:value="0">
            <text:p>0</text:p>
          </table:table-cell>
          <table:table-cell table:formula="of:=[.F184]" office:value-type="float" office:value="4.41468531126333">
            <text:p>4.41</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14]"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11:.M211])"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15]" office:value-type="string" office:string-value="T Powd. Zet.">
            <text:p>T Powd. Zet.</text:p>
          </table:table-cell>
          <table:table-cell table:style-name="ce13" office:value-type="string">
            <office:annotation draw:style-name="gr4" draw:text-style-name="P2" svg:width="1.1413in" svg:height="0.2346in" svg:x="2.6311in" svg:y="1.9681in" draw:caption-point-x="-0.2402in" draw:caption-point-y="0.1858in">
              <dc:creator>AŠ</dc:creator>
              <dc:date>2010-12-29T00:00:00</dc:date>
              <text:p text:style-name="P2"><text:span text:style-name="T1">Iki 100%</text:span></text:p>
            </office:annotation>
            <text:p>Z gen mod</text:p>
          </table:table-cell>
          <table:table-cell table:formula="of:=[.C186]" office:value-type="float" office:value="0">
            <text:p>0</text:p>
          </table:table-cell>
          <table:table-cell table:formula="of:=[.D186]" office:value-type="float" office:value="10">
            <text:p>1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6]" office:value-type="string" office:string-value="T Powd. Zet.">
            <text:p>T Powd. Zet.</text:p>
          </table:table-cell>
          <table:table-cell table:style-name="ce13" office:value-type="string">
            <office:annotation draw:style-name="gr4" draw:text-style-name="P2" svg:width="1.1413in" svg:height="0.2346in" svg:x="2.6311in" svg:y="1.9681in" draw:caption-point-x="-0.2402in" draw:caption-point-y="0.1858in">
              <dc:creator>AŠ</dc:creator>
              <dc:date>2010-12-29T00:00:00</dc:date>
              <text:p text:style-name="P2"><text:span text:style-name="T1">Iki 200%</text:span></text:p>
            </office:annotation>
            <text:p>Z store mod</text:p>
          </table:table-cell>
          <table:table-cell table:formula="of:=[.C187]" office:value-type="float" office:value="0">
            <text:p>0</text:p>
          </table:table-cell>
          <table:table-cell table:formula="of:=[.D187]" office:value-type="float" office:value="20">
            <text:p>20</text:p>
          </table:table-cell>
          <table:table-cell table:formula="of:=[.E187]" office:value-type="float" office:value="0">
            <text:p>0</text:p>
          </table:table-cell>
          <table:table-cell table:formula="of:=[.F187]" office:value-type="float" office:value="0">
            <text:p>0</text:p>
          </table:table-cell>
          <table:table-cell table:formula="of:=[.G187]" office:value-type="float" office:value="0">
            <text:p>0</text:p>
          </table:table-cell>
          <table:table-cell table:formula="of:=[.H187]" office:value-type="float" office:value="0">
            <text:p>0</text:p>
          </table:table-cell>
          <table:table-cell table:formula="of:=[.I187]" office:value-type="float" office:value="0">
            <text:p>0</text:p>
          </table:table-cell>
          <table:table-cell table:formula="of:=[.J187]" office:value-type="float" office:value="0">
            <text:p>0</text:p>
          </table:table-cell>
          <table:table-cell table:formula="of:=[.K187]" office:value-type="float" office:value="10">
            <text:p>10</text:p>
          </table:table-cell>
          <table:table-cell table:formula="of:=[.L18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7]"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12:.M214];[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2.2008in" svg:height="0.2346in" svg:x="2.6311in" svg:y="1.9681in" draw:caption-point-x="-0.2402in" draw:caption-point-y="0.1858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220]" office:value-type="string" office:string-value="T Zex t2">
            <text:p>T Zex t2</text:p>
          </table:table-cell>
          <table:table-cell table:style-name="ce13" office:value-type="string">
            <office:annotation draw:style-name="gr2" draw:text-style-name="P2" svg:width="2.2008in" svg:height="0.2346in" svg:x="2.6311in" svg:y="1.9681in" draw:caption-point-x="-0.2402in" draw:caption-point-y="0.1858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20]"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221]" office:value-type="string" office:string-value="T Zex t2">
            <text:p>T Zex t2</text:p>
          </table:table-cell>
          <table:table-cell table:style-name="ce13" office:value-type="string">
            <office:annotation draw:style-name="gr2" draw:text-style-name="P2" svg:width="2.0445in" svg:height="0.2346in" svg:x="2.6311in" svg:y="1.9681in" draw:caption-point-x="-0.2402in" draw:caption-point-y="0.1858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1]"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222]" office:value-type="string" office:string-value="T Zex t2">
            <text:p>T Zex t2</text:p>
          </table:table-cell>
          <table:table-cell table:style-name="ce14" office:value-type="string">
            <office:annotation draw:style-name="gr2" draw:text-style-name="P2" svg:width="1.8878in" svg:height="0.2346in" svg:x="2.6311in" svg:y="1.9681in" draw:caption-point-x="-0.2402in" draw:caption-point-y="0.1858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2]"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223]"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20:.M220])"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24]"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21:.M223];[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2.3484in" svg:height="0.3902in" svg:x="2.6311in" svg:y="1.9681in" draw:caption-point-x="-0.2402in" draw:caption-point-y="0.1858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27:.M227])"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33]"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28:.M230];[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2.3484in" svg:height="0.3902in" svg:x="2.6311in" svg:y="1.9681in" draw:caption-point-x="-0.2402in" draw:caption-point-y="0.1858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6]"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Seeker">
            <text:p>T Seeker</text:p>
          </table:table-cell>
          <table:table-cell office:value-type="string">
            <text:p>scientists min</text:p>
          </table:table-cell>
          <table:table-cell table:number-matrix-columns-spanned="11" table:number-matrix-rows-spanned="1" table:formula="of:=RESEARCHTIME([.C236:.M236])"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42]"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37:.M239];[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0]" office:value-type="string" office:string-value="T Shocker">
            <text:p>T Shocker</text:p>
          </table:table-cell>
          <table:table-cell office:value-type="string">
            <text:p>scientists min</text:p>
          </table:table-cell>
          <table:table-cell table:number-matrix-columns-spanned="11" table:number-matrix-rows-spanned="1" table:formula="of:=RESEARCHTIME([.C245:.M245])"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51]"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46:.M248];[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54:.M254])"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59]"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55:.M25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54:.L259]"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4]" office:value-type="float" office:value="1">
            <text:p>1.0000</text:p>
          </table:table-cell>
          <table:table-cell table:number-columns-repeated="1011"/>
        </table:table-row>
        <table:table-row table:style-name="ro1" table:visibility="filter">
          <table:table-cell table:formula="of:=[.A262]"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5]" office:value-type="float" office:value="1">
            <text:p>1.0000</text:p>
          </table:table-cell>
          <table:table-cell table:number-columns-repeated="1011"/>
        </table:table-row>
        <table:table-row table:style-name="ro1" table:visibility="filter">
          <table:table-cell table:formula="of:=[.A263]"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6]" office:value-type="float" office:value="1">
            <text:p>1.0000</text:p>
          </table:table-cell>
          <table:table-cell table:number-columns-repeated="1011"/>
        </table:table-row>
        <table:table-row table:style-name="ro1" table:visibility="filter">
          <table:table-cell table:formula="of:=[.A264]"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7]" office:value-type="float" office:value="1">
            <text:p>1.0000</text:p>
          </table:table-cell>
          <table:table-cell table:number-columns-repeated="1011"/>
        </table:table-row>
        <table:table-row table:style-name="ro1" table:visibility="filter">
          <table:table-cell table:formula="of:=[.A265]" office:value-type="string" office:string-value="T HV Charges">
            <text:p>T HV Charges</text:p>
          </table:table-cell>
          <table:table-cell table:style-name="ce14" office:value-type="string">
            <office:annotation draw:style-name="gr4" draw:text-style-name="P2" svg:width="1.1413in" svg:height="0.2346in" svg:x="2.6311in" svg:y="1.9681in" draw:caption-point-x="-0.2402in" draw:caption-point-y="0.1858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8]*2" office:value-type="float" office:value="2">
            <text:p>2.0000</text:p>
          </table:table-cell>
          <table:table-cell table:number-columns-repeated="1011"/>
        </table:table-row>
        <table:table-row table:style-name="ro1" table:visibility="filter">
          <table:table-cell table:formula="of:=[.A266]"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9]" office:value-type="float" office:value="0.00333333333333333">
            <text:p>0.0033</text:p>
          </table:table-cell>
          <table:table-cell table:number-columns-repeated="1011"/>
        </table:table-row>
        <table:table-row table:style-name="ro1" table:visibility="filter">
          <table:table-cell table:formula="of:=[.A267]"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63:.M265];[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1.1413in" svg:height="0.2346in" svg:x="2.6311in" svg:y="1.9681in" draw:caption-point-x="-0.2402in" draw:caption-point-y="0.1858in">
              <dc:creator>AŠ</dc:creator>
              <dc:date>2011-01-25T00:00:00</dc:date>
              <text:p text:style-name="P2"><text:span text:style-name="T1">MDH X 60%</text:span></text:p>
            </office:annotation>
            <text:p>time</text:p>
          </table:table-cell>
          <table:table-cell table:number-matrix-columns-spanned="10" table:number-matrix-rows-spanned="4" table:formula="of:=[.C428:.L43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70]"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0]" office:value-type="float" office:value="0.6">
            <text:p>0.6000</text:p>
          </table:table-cell>
          <table:table-cell table:number-columns-repeated="1011"/>
        </table:table-row>
        <table:table-row table:style-name="ro1" table:visibility="filter">
          <table:table-cell table:formula="of:=[.A271]"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1]" office:value-type="float" office:value="0.6">
            <text:p>0.6000</text:p>
          </table:table-cell>
          <table:table-cell table:number-columns-repeated="1011"/>
        </table:table-row>
        <table:table-row table:style-name="ro1" table:visibility="filter">
          <table:table-cell table:formula="of:=[.A272]"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2]" office:value-type="float" office:value="0.6">
            <text:p>0.6000</text:p>
          </table:table-cell>
          <table:table-cell table:number-columns-repeated="1011"/>
        </table:table-row>
        <table:table-row table:style-name="ro1" table:visibility="filter">
          <table:table-cell table:formula="of:=[.A273]" office:value-type="string" office:string-value="T Crane">
            <text:p>T Crane</text:p>
          </table:table-cell>
          <table:table-cell table:style-name="ce14" office:value-type="string">
            <text:p>scientists min</text:p>
          </table:table-cell>
          <table:table-cell table:number-matrix-columns-spanned="10" table:number-matrix-rows-spanned="1" table:formula="of:=[.C434:.L43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3]*[.M434]" office:value-type="float" office:value="0.002">
            <text:p>0.0020</text:p>
          </table:table-cell>
          <table:table-cell table:number-columns-repeated="1011"/>
        </table:table-row>
        <table:table-row table:style-name="ro1" table:visibility="filter">
          <table:table-cell table:formula="of:=[.A274]"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1.1413in" svg:height="0.3902in" svg:x="2.6311in" svg:y="1.9681in" draw:caption-point-x="-0.2402in" draw:caption-point-y="0.1858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formula="of:=[.D103]" office:value-type="float" office:value="259200">
            <text:p>259200</text:p>
          </table:table-cell>
          <table:table-cell table:formula="of:=[.E103]" office:value-type="float" office:value="-1">
            <text:p>-1</text:p>
          </table:table-cell>
          <table:table-cell table:formula="of:=[.F103]" office:value-type="float" office:value="0">
            <text:p>0</text:p>
          </table:table-cell>
          <table:table-cell table:formula="of:=[.G103]" office:value-type="float" office:value="0">
            <text:p>0</text:p>
          </table:table-cell>
          <table:table-cell table:formula="of:=[.H103]" office:value-type="float" office:value="0">
            <text:p>0</text:p>
          </table:table-cell>
          <table:table-cell table:formula="of:=[.I103]" office:value-type="float" office:value="0">
            <text:p>0</text:p>
          </table:table-cell>
          <table:table-cell table:formula="of:=[.J103]" office:value-type="float" office:value="0">
            <text:p>0</text:p>
          </table:table-cell>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visibility="filter">
          <table:table-cell table:formula="of:=[.A277]" office:value-type="string" office:string-value="T Radar">
            <text:p>T Radar</text:p>
          </table:table-cell>
          <table:table-cell table:style-name="ce13" office:value-type="string">
            <text:p>metal cost</text:p>
          </table:table-cell>
          <table:table-cell table:number-matrix-columns-spanned="8" table:number-matrix-rows-spanned="3" table:formula="of:=[.C106:.J108]"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278]"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79]"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80]"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81]"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1.1413in" svg:height="0.3902in" svg:x="2.6311in" svg:y="1.9681in" draw:caption-point-x="-0.2402in" draw:caption-point-y="0.1858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84]" office:value-type="string" office:string-value="T Vulcan">
            <text:p>T Vulcan</text:p>
          </table:table-cell>
          <table:table-cell table:style-name="ce13" office:value-type="string">
            <text:p>metal cost</text:p>
          </table:table-cell>
          <table:table-cell table:formula="of:=[Units.R85]" office:value-type="float" office:value="2526.42">
            <text:p>2526.42</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visibility="filter">
          <table:table-cell table:formula="of:=[.A285]" office:value-type="string" office:string-value="T Vulcan">
            <text:p>T Vulcan</text:p>
          </table:table-cell>
          <table:table-cell table:style-name="ce13" office:value-type="string">
            <text:p>energy cost</text:p>
          </table:table-cell>
          <table:table-cell table:formula="of:=[Units.S85]" office:value-type="float" office:value="5247.18">
            <text:p>5247.18</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visibility="filter">
          <table:table-cell table:formula="of:=[.A286]" office:value-type="string" office:string-value="T Vulcan">
            <text:p>T Vulcan</text:p>
          </table:table-cell>
          <table:table-cell table:style-name="ce14" office:value-type="string">
            <text:p>zetium cost</text:p>
          </table:table-cell>
          <table:table-cell table:formula="of:=[Units.T85]" office:value-type="float" office:value="777.36">
            <text:p>777.36</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visibility="filter">
          <table:table-cell table:formula="of:=[.A287]"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88]"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1.1413in" svg:height="0.3902in" svg:x="2.6311in" svg:y="1.9681in" draw:caption-point-x="-0.2402in" draw:caption-point-y="0.1858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91]" office:value-type="string" office:string-value="T Screamer">
            <text:p>T Screamer</text:p>
          </table:table-cell>
          <table:table-cell table:style-name="ce13" office:value-type="string">
            <text:p>metal cost</text:p>
          </table:table-cell>
          <table:table-cell table:formula="of:=[Units.R86]" office:value-type="float" office:value="5785">
            <text:p>5785</text:p>
          </table:table-cell>
          <table:table-cell table:number-columns-repeated="7"/>
          <table:table-cell table:formula="of:=[.K291]" office:value-type="float" office:value="1">
            <text:p>1</text:p>
          </table:table-cell>
          <table:table-cell/>
          <table:table-cell table:style-name="ce22" table:formula="of:=[.M291]" office:value-type="float" office:value="3">
            <text:p>3.0000</text:p>
          </table:table-cell>
          <table:table-cell table:number-columns-repeated="1011"/>
        </table:table-row>
        <table:table-row table:style-name="ro1" table:visibility="filter">
          <table:table-cell table:formula="of:=[.A292]" office:value-type="string" office:string-value="T Screamer">
            <text:p>T Screamer</text:p>
          </table:table-cell>
          <table:table-cell table:style-name="ce13" office:value-type="string">
            <text:p>energy cost</text:p>
          </table:table-cell>
          <table:table-cell table:formula="of:=[Units.S86]" office:value-type="float" office:value="12015">
            <text:p>12015</text:p>
          </table:table-cell>
          <table:table-cell table:number-columns-repeated="7"/>
          <table:table-cell table:formula="of:=[.K292]" office:value-type="float" office:value="1">
            <text:p>1</text:p>
          </table:table-cell>
          <table:table-cell/>
          <table:table-cell table:style-name="ce22" table:formula="of:=[.M292]" office:value-type="float" office:value="3">
            <text:p>3.0000</text:p>
          </table:table-cell>
          <table:table-cell table:number-columns-repeated="1011"/>
        </table:table-row>
        <table:table-row table:style-name="ro1" table:visibility="filter">
          <table:table-cell table:formula="of:=[.A293]" office:value-type="string" office:string-value="T Screamer">
            <text:p>T Screamer</text:p>
          </table:table-cell>
          <table:table-cell table:style-name="ce14" office:value-type="string">
            <text:p>zetium cost</text:p>
          </table:table-cell>
          <table:table-cell table:formula="of:=[Units.T86]" office:value-type="float" office:value="1780">
            <text:p>1780</text:p>
          </table:table-cell>
          <table:table-cell table:number-columns-repeated="7"/>
          <table:table-cell table:formula="of:=[.K293]" office:value-type="float" office:value="1">
            <text:p>1</text:p>
          </table:table-cell>
          <table:table-cell/>
          <table:table-cell table:style-name="ce22" table:formula="of:=[.M293]" office:value-type="float" office:value="3">
            <text:p>3.0000</text:p>
          </table:table-cell>
          <table:table-cell table:number-columns-repeated="1011"/>
        </table:table-row>
        <table:table-row table:style-name="ro1" table:visibility="filter">
          <table:table-cell table:formula="of:=[.A29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95]"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1.1413in" svg:height="0.3902in" svg:x="2.6311in" svg:y="1.9681in" draw:caption-point-x="-0.2402in" draw:caption-point-y="0.1858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98]" office:value-type="string" office:string-value="T Thunder">
            <text:p>T Thunder</text:p>
          </table:table-cell>
          <table:table-cell table:style-name="ce13" office:value-type="string">
            <text:p>metal cost</text:p>
          </table:table-cell>
          <table:table-cell table:formula="of:=[Units.R87]" office:value-type="float" office:value="5616">
            <text:p>5616</text:p>
          </table:table-cell>
          <table:table-cell table:number-columns-repeated="7"/>
          <table:table-cell table:formula="of:=[.K298]" office:value-type="float" office:value="1">
            <text:p>1</text:p>
          </table:table-cell>
          <table:table-cell/>
          <table:table-cell table:style-name="ce22" table:formula="of:=[.M298]" office:value-type="float" office:value="3">
            <text:p>3.0000</text:p>
          </table:table-cell>
          <table:table-cell table:number-columns-repeated="1011"/>
        </table:table-row>
        <table:table-row table:style-name="ro1" table:visibility="filter">
          <table:table-cell table:formula="of:=[.A299]" office:value-type="string" office:string-value="T Thunder">
            <text:p>T Thunder</text:p>
          </table:table-cell>
          <table:table-cell table:style-name="ce13" office:value-type="string">
            <text:p>energy cost</text:p>
          </table:table-cell>
          <table:table-cell table:formula="of:=[Units.S87]" office:value-type="float" office:value="11664">
            <text:p>11664</text:p>
          </table:table-cell>
          <table:table-cell table:number-columns-repeated="7"/>
          <table:table-cell table:formula="of:=[.K299]" office:value-type="float" office:value="1">
            <text:p>1</text:p>
          </table:table-cell>
          <table:table-cell/>
          <table:table-cell table:style-name="ce22" table:formula="of:=[.M299]" office:value-type="float" office:value="3">
            <text:p>3.0000</text:p>
          </table:table-cell>
          <table:table-cell table:number-columns-repeated="1011"/>
        </table:table-row>
        <table:table-row table:style-name="ro1" table:visibility="filter">
          <table:table-cell table:formula="of:=[.A300]" office:value-type="string" office:string-value="T Thunder">
            <text:p>T Thunder</text:p>
          </table:table-cell>
          <table:table-cell table:style-name="ce14" office:value-type="string">
            <text:p>zetium cost</text:p>
          </table:table-cell>
          <table:table-cell table:formula="of:=[Units.T87]" office:value-type="float" office:value="1728">
            <text:p>1728</text:p>
          </table:table-cell>
          <table:table-cell table:number-columns-repeated="7"/>
          <table:table-cell table:formula="of:=[.K300]" office:value-type="float" office:value="1">
            <text:p>1</text:p>
          </table:table-cell>
          <table:table-cell/>
          <table:table-cell table:style-name="ce22" table:formula="of:=[.M300]" office:value-type="float" office:value="3">
            <text:p>3.0000</text:p>
          </table:table-cell>
          <table:table-cell table:number-columns-repeated="1011"/>
        </table:table-row>
        <table:table-row table:style-name="ro1" table:visibility="filter">
          <table:table-cell table:formula="of:=[.A301]"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02]"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2.4787in" svg:height="0.3902in" svg:x="2.6311in" svg:y="1.9681in" draw:caption-point-x="-0.2402in" draw:caption-point-y="0.185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305]"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2" table:formula="of:=[.M305]" office:value-type="float" office:value="0.4">
            <text:p>0.4000</text:p>
          </table:table-cell>
          <table:table-cell table:number-columns-repeated="1011"/>
        </table:table-row>
        <table:table-row table:style-name="ro1" table:visibility="filter">
          <table:table-cell table:formula="of:=[.A306]"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2" table:formula="of:=[.M306]" office:value-type="float" office:value="0.4">
            <text:p>0.4000</text:p>
          </table:table-cell>
          <table:table-cell table:number-columns-repeated="1011"/>
        </table:table-row>
        <table:table-row table:style-name="ro1" table:visibility="filter">
          <table:table-cell table:formula="of:=[.A307]"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7]" office:value-type="float" office:value="1">
            <text:p>1</text:p>
          </table:table-cell>
          <table:table-cell/>
          <table:table-cell table:style-name="ce22" table:formula="of:=[.M307]" office:value-type="float" office:value="0.4">
            <text:p>0.4000</text:p>
          </table:table-cell>
          <table:table-cell table:number-columns-repeated="1011"/>
        </table:table-row>
        <table:table-row table:style-name="ro1" table:visibility="filter">
          <table:table-cell table:formula="of:=[.A308]"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05:.M30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visibility="filter">
          <table:table-cell table:formula="of:=[.A309]"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306:.M308];[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3" office:value-type="string">
            <office:annotation draw:style-name="gr4" draw:text-style-name="P2" svg:width="1.1413in" svg:height="0.5457in" svg:x="2.6311in" svg:y="1.789in" draw:caption-point-x="-0.2402in" draw:caption-point-y="0.365in">
              <dc:creator>AŠ</dc:creator>
              <dc:date>2011-06-16T00:00:00</dc:date>
              <text:p text:style-name="P2"><text:span text:style-name="T1">Kainos pagal išgavimo greičius.</text:span></text:p>
            </office:annotation>
            <text:p>metal cost</text:p>
          </table:table-cell>
          <table:table-cell table:style-name="ce23" table:formula="of:=SUPERFORMULA([.K3];[.C3:.M3])*SDAYS([.O313])" office:value-type="float" office:value="24319.2788894754">
            <text:p>24319.28</text:p>
          </table:table-cell>
          <table:table-cell table:formula="of:=[.C313]*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1.789in" draw:caption-point-x="-0.2402in" draw:caption-point-y="0.365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3" office:value-type="string">
            <text:p>energy cost</text:p>
          </table:table-cell>
          <table:table-cell table:style-name="ce23" table:formula="of:=SUPERFORMULA([.K16];[.C16:.M16])*SDAYS([.O313])" office:value-type="float" office:value="54077.1155579016">
            <text:p>54077.12</text:p>
          </table:table-cell>
          <table:table-cell table:formula="of:=[.C314]*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zetium cost</text:p>
          </table:table-cell>
          <table:table-cell table:style-name="ce23" table:formula="of:=SUPERFORMULA([.K33];[.C33:.M33])*SDAYS([.O313])" office:value-type="float" office:value="6591.85577789508">
            <text:p>6591.86</text:p>
          </table:table-cell>
          <table:table-cell table:formula="of:=[.C315]*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312:.M312])"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313:.M315];[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max players</text:p>
          </table:table-cell>
          <table:table-cell table:style-name="ce23"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0]"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1]"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2]"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3]"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20:.M32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26]"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21:.M323];[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9]"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0]"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1]"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35]"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30:.M332];[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8]"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9]"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0]"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2]"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38:.M338])"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44]"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39:.M341];[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47] * 60 * [.$P$347]; [.O347] * 60 * [.$Q$347];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0]; [Units.J64])" office:value-type="float" office:value="1592.5">
            <office:annotation draw:style-name="gr4" draw:text-style-name="P2" svg:width="1.1413in" svg:height="0.7012in" svg:x="11.624in" svg:y="1.9673in" draw:caption-point-x="-0.2402in" draw:caption-point-y="0.186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1.9673in" draw:caption-point-x="-0.2402in" draw:caption-point-y="0.186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1.9673in" draw:caption-point-x="-0.2402in" draw:caption-point-y="0.186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48] * [.$P$347]; [.O348] * [.$Q$347]; [.$K$347])"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0];[Units.R64])" office:value-type="float" office:value="27048">
            <office:annotation draw:style-name="gr4" draw:text-style-name="P2" svg:width="1.1413in" svg:height="0.3902in" svg:x="11.624in" svg:y="1.9673in" draw:caption-point-x="-0.2402in" draw:caption-point-y="0.186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49] * [.$P$347]; [.O349] * [.$Q$347]; [.$K$347])"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0];[Units.S64])" office:value-type="float" office:value="40122">
            <office:annotation draw:style-name="gr4" draw:text-style-name="P2" svg:width="1.1413in" svg:height="0.3902in" svg:x="11.624in" svg:y="1.9673in" draw:caption-point-x="-0.2402in" draw:caption-point-y="0.186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50] * [.$P$347]; [.O350] * [.$Q$347]; [.$K$347])"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1.9673in" draw:caption-point-x="-0.2402in" draw:caption-point-y="0.1866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1.9673in" draw:caption-point-x="-0.2402in" draw:caption-point-y="0.186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10" draw:text-style-name="P2" svg:width="2.2354in" svg:height="0.9142in" svg:x="2.6311in" svg:y="1.9673in" draw:caption-point-x="-0.2402in" draw:caption-point-y="0.186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47]"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47:.M34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52]"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48:.M350];[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5]"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6]"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7]"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55:.M35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61]"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56:.M35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4]"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5]"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6]"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8]"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64:.M36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70]"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65:.M36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1.1413in" svg:height="0.2346in" svg:x="2.6311in" svg:y="1.9673in" draw:caption-point-x="-0.2402in" draw:caption-point-y="0.1866in">
              <dc:creator>AŠ</dc:creator>
              <dc:date>2011-04-04T00:00:00</dc:date>
              <text:p text:style-name="P2"><text:span text:style-name="T1">1,5x Crow time</text:span></text:p>
            </office:annotation>
            <text:p>time</text:p>
          </table:table-cell>
          <table:table-cell table:style-name="ce23" table:formula="of:=[.C320]*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3]" office:value-type="string" office:string-value="T Jumper">
            <text:p>T Jumper</text:p>
          </table:table-cell>
          <table:table-cell table:style-name="ce13" office:value-type="string">
            <office:annotation draw:style-name="gr4" draw:text-style-name="P2" svg:width="1.1413in" svg:height="0.7012in" svg:x="2.6311in" svg:y="1.9673in" draw:caption-point-x="-0.2402in" draw:caption-point-y="0.186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1]" office:value-type="float" office:value="11531.25">
            <text:p>11531.25</text:p>
          </table:table-cell>
          <table:table-cell table:number-columns-repeated="7"/>
          <table:table-cell table:formula="of:=[.K37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4]" office:value-type="string" office:string-value="T Jumper">
            <text:p>T Jumper</text:p>
          </table:table-cell>
          <table:table-cell table:style-name="ce13" office:value-type="string">
            <text:p>energy cost</text:p>
          </table:table-cell>
          <table:table-cell table:style-name="ce23" table:formula="of:=15*[Units.S61]" office:value-type="float" office:value="16143.75">
            <text:p>16143.75</text:p>
          </table:table-cell>
          <table:table-cell table:number-columns-repeated="7"/>
          <table:table-cell table:formula="of:=[.K37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5]" office:value-type="string" office:string-value="T Jumper">
            <text:p>T Jumper</text:p>
          </table:table-cell>
          <table:table-cell table:style-name="ce14" office:value-type="string">
            <text:p>zetium cost</text:p>
          </table:table-cell>
          <table:table-cell table:style-name="ce23" table:formula="of:=15*[Units.T61]" office:value-type="float" office:value="2017.96875">
            <text:p>2017.97</text:p>
          </table:table-cell>
          <table:table-cell table:number-columns-repeated="7"/>
          <table:table-cell table:formula="of:=[.K37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6]" office:value-type="string" office:string-value="T Jumper">
            <text:p>T Jumper</text:p>
          </table:table-cell>
          <table:table-cell table:style-name="ce14" office:value-type="string">
            <office:annotation draw:style-name="gr4" draw:text-style-name="P2" svg:width="1.1413in" svg:height="0.3902in" svg:x="2.6311in" svg:y="1.9673in" draw:caption-point-x="-0.2402in" draw:caption-point-y="0.1866in">
              <dc:creator>AŠ</dc:creator>
              <dc:date>2011-04-04T00:00:00</dc:date>
              <text:p text:style-name="P2"><text:span text:style-name="T1">1,5x Crow scientists</text:span></text:p>
            </office:annotation>
            <text:p>scientists min</text:p>
          </table:table-cell>
          <table:table-cell table:style-name="ce23" table:formula="of:=[.C326]*[.M326]*1.5" office:value-type="float" office:value="118.125">
            <text:p>118.13</text:p>
          </table:table-cell>
          <table:table-cell table:number-columns-repeated="7"/>
          <table:table-cell table:formula="of:=[.K376]"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377]"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74:.M37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0]"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1]"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3]"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4]"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80:.M38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85]"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81:.M38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80:.L38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0]" office:value-type="float" office:value="1">
            <text:p>1.0000</text:p>
          </table:table-cell>
          <table:table-cell table:number-columns-repeated="1011"/>
        </table:table-row>
        <table:table-row table:style-name="ro1" table:visibility="filter">
          <table:table-cell table:formula="of:=[.A388]"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1]" office:value-type="float" office:value="1">
            <text:p>1.0000</text:p>
          </table:table-cell>
          <table:table-cell table:number-columns-repeated="1011"/>
        </table:table-row>
        <table:table-row table:style-name="ro1" table:visibility="filter">
          <table:table-cell table:formula="of:=[.A389]"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2]" office:value-type="float" office:value="1">
            <text:p>1.0000</text:p>
          </table:table-cell>
          <table:table-cell table:number-columns-repeated="1011"/>
        </table:table-row>
        <table:table-row table:style-name="ro1" table:visibility="filter">
          <table:table-cell table:formula="of:=[.A390]"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3]" office:value-type="float" office:value="1">
            <text:p>1.0000</text:p>
          </table:table-cell>
          <table:table-cell table:number-columns-repeated="1011"/>
        </table:table-row>
        <table:table-row table:style-name="ro1" table:visibility="filter">
          <table:table-cell table:formula="of:=[.A391]" office:value-type="string" office:string-value="T Ships Damage">
            <text:p>T Ships Damage</text:p>
          </table:table-cell>
          <table:table-cell table:style-name="ce14" office:value-type="string">
            <office:annotation draw:style-name="gr4" draw:text-style-name="P2" svg:width="1.1413in" svg:height="0.2346in" svg:x="2.6311in" svg:y="1.9673in" draw:caption-point-x="-0.2402in" draw:caption-point-y="0.1866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4]*2" office:value-type="float" office:value="2">
            <text:p>2.0000</text:p>
          </table:table-cell>
          <table:table-cell table:number-columns-repeated="1011"/>
        </table:table-row>
        <table:table-row table:style-name="ro1" table:visibility="filter">
          <table:table-cell table:formula="of:=[.A392]"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5]" office:value-type="float" office:value="0.00333333333333333">
            <text:p>0.0033</text:p>
          </table:table-cell>
          <table:table-cell table:number-columns-repeated="1011"/>
        </table:table-row>
        <table:table-row table:style-name="ro1" table:visibility="filter">
          <table:table-cell table:formula="of:=[.A393]"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89:.M39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1.1413in" svg:height="0.3902in" svg:x="2.6311in" svg:y="1.9673in" draw:caption-point-x="-0.2402in" draw:caption-point-y="0.186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96]"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2" table:formula="of:=[.M396]" office:value-type="float" office:value="0.8">
            <text:p>0.8000</text:p>
          </table:table-cell>
          <table:table-cell table:number-columns-repeated="1011"/>
        </table:table-row>
        <table:table-row table:style-name="ro1" table:visibility="filter">
          <table:table-cell table:formula="of:=[.A397]"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2" table:formula="of:=[.M397]" office:value-type="float" office:value="0.8">
            <text:p>0.8000</text:p>
          </table:table-cell>
          <table:table-cell table:number-columns-repeated="1011"/>
        </table:table-row>
        <table:table-row table:style-name="ro1" table:visibility="filter">
          <table:table-cell table:formula="of:=[.A398]"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8]" office:value-type="float" office:value="1">
            <text:p>1</text:p>
          </table:table-cell>
          <table:table-cell/>
          <table:table-cell table:style-name="ce22" table:formula="of:=[.M398]" office:value-type="float" office:value="0.8">
            <text:p>0.8000</text:p>
          </table:table-cell>
          <table:table-cell table:number-columns-repeated="1011"/>
        </table:table-row>
        <table:table-row table:style-name="ro1" table:visibility="filter">
          <table:table-cell table:formula="of:=[.A399]"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96:.M3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visibility="filter">
          <table:table-cell table:formula="of:=[.A400]"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97:.M39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3]"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4]"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5]"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6]"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7]"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403:.M40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08]"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404:.M40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403:.L40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3]" office:value-type="float" office:value="1">
            <text:p>1.0000</text:p>
          </table:table-cell>
          <table:table-cell table:number-columns-repeated="1011"/>
        </table:table-row>
        <table:table-row table:style-name="ro1" table:visibility="filter">
          <table:table-cell table:formula="of:=[.A411]"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4]" office:value-type="float" office:value="1">
            <text:p>1.0000</text:p>
          </table:table-cell>
          <table:table-cell table:number-columns-repeated="1011"/>
        </table:table-row>
        <table:table-row table:style-name="ro1" table:visibility="filter">
          <table:table-cell table:formula="of:=[.A412]"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5]" office:value-type="float" office:value="1">
            <text:p>1.0000</text:p>
          </table:table-cell>
          <table:table-cell table:number-columns-repeated="1011"/>
        </table:table-row>
        <table:table-row table:style-name="ro1" table:visibility="filter">
          <table:table-cell table:formula="of:=[.A413]"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6]" office:value-type="float" office:value="1">
            <text:p>1.0000</text:p>
          </table:table-cell>
          <table:table-cell table:number-columns-repeated="1011"/>
        </table:table-row>
        <table:table-row table:style-name="ro1" table:visibility="filter">
          <table:table-cell table:formula="of:=[.A414]" office:value-type="string" office:string-value="T Tanks Damage">
            <text:p>T Tanks Damage</text:p>
          </table:table-cell>
          <table:table-cell table:style-name="ce14" office:value-type="string">
            <office:annotation draw:style-name="gr4" draw:text-style-name="P2" svg:width="1.1413in" svg:height="0.2346in" svg:x="2.6311in" svg:y="1.9673in" draw:caption-point-x="-0.2402in" draw:caption-point-y="0.186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7]*2" office:value-type="float" office:value="2">
            <text:p>2.0000</text:p>
          </table:table-cell>
          <table:table-cell table:number-columns-repeated="1011"/>
        </table:table-row>
        <table:table-row table:style-name="ro1" table:visibility="filter">
          <table:table-cell table:formula="of:=[.A415]"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8]" office:value-type="float" office:value="0.00333333333333333">
            <text:p>0.0033</text:p>
          </table:table-cell>
          <table:table-cell table:number-columns-repeated="1011"/>
        </table:table-row>
        <table:table-row table:style-name="ro1" table:visibility="filter">
          <table:table-cell table:formula="of:=[.A416]"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412:.M41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19:.M41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25]"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20:.M42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9]/[.O428];[Units.R59]/[.O428];[Units.S59]/[.O428];[Units.T59]/[.O42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624in" svg:y="1.5563in" draw:caption-point-x="-0.2402in" draw:caption-point-y="0.5976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28]"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9]"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0]"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432]"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28:.M42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34]"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29:.M43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7]"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8]"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9]"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1]"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37:.M43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43]"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38:.M44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46:.M44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47:.M44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9"/>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draw:control table:end-cell-address="Main.L463" table:end-x="0.8634in" table:end-y="0.1028in" draw:z-index="2" draw:text-style-name="P1" svg:width="1.7469in" svg:height="0.2748in" svg:x="0.3571in" svg:y="0.011in" draw:control="control2"/>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Housing</text:p>
          </table:table-cell>
          <table:covered-table-cell table:number-columns-repeated="3" table:style-name="ce26"/>
          <table:table-cell table:style-name="ce32" table:content-validation-name="val2" office:value-type="string" table:number-columns-spanned="4" table:number-rows-spanned="1">
            <text:p>population</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Housing</text:p>
          </table:table-cell>
          <table:covered-table-cell table:number-columns-repeated="3" table:style-name="ce15"/>
          <table:table-cell table:style-name="ce33" table:content-validation-name="val2" office:value-type="string" table:number-columns-spanned="4" table:number-rows-spanned="1">
            <text:p>zetium cost</text:p>
          </table:table-cell>
          <table:covered-table-cell table:style-name="ce15"/>
          <table:covered-table-cell table:style-name="ce37"/>
          <table:covered-table-cell table:style-name="ce42"/>
          <table:table-cell table:style-name="ce38" table:number-columns-repeated="3"/>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59]; [.B463];[.F463])" office:value-type="float" office:value="0">
            <text:p>0</text:p>
          </table:table-cell>
          <table:table-cell table:style-name="ce20" office:value-type="float" office:value="37.5">
            <text:p>37.5</text:p>
          </table:table-cell>
          <table:table-cell table:style-name="ce20" office:value-type="float" office:value="0">
            <text:p>0</text:p>
          </table:table-cell>
          <table:table-cell table:style-name="ce20" office:value-type="float" office:value="2">
            <text:p>2</text:p>
          </table:table-cell>
          <table:table-cell table:style-name="ce20" office:value-type="float" office:value="0">
            <text:p>0</text:p>
          </table:table-cell>
          <table:table-cell table:style-name="ce35" office:value-type="float" office:value="-2.5">
            <text:p>-2.5</text:p>
          </table:table-cell>
          <table:table-cell table:style-name="ce20" office:value-type="float" office:value="0">
            <text:p>0</text:p>
          </table:table-cell>
          <table:table-cell table:style-name="ce35" office:value-type="float" office:value="0">
            <text:p>0</text:p>
          </table:table-cell>
          <table:table-cell table:style-name="ce43" office:value-type="float" office:value="7">
            <text:p>7</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67]" office:value-type="float" office:value="0">
            <text:p>0</text:p>
          </table:table-cell>
          <table:table-cell table:style-name="ce27" table:formula="of:=SFLINEAR([.$A468]; [.$C$467]; [.$D$467])" office:value-type="float" office:value="37.5">
            <text:p>37.500</text:p>
          </table:table-cell>
          <table:table-cell/>
          <table:table-cell table:formula="of:=SFPOWER([.$A468]; [.$E$467]; [.$F$467]; [.$G$467])" office:value-type="float" office:value="-2.5">
            <text:p>-2.5</text:p>
          </table:table-cell>
          <table:table-cell table:number-columns-repeated="2"/>
          <table:table-cell table:formula="of:=SFEXP([.$A468]; [.$H$467]; [.$I$467])" office:value-type="float" office:value="0">
            <text:p>0</text:p>
          </table:table-cell>
          <table:table-cell table:number-columns-repeated="2"/>
          <table:table-cell table:style-name="ce45" table:formula="of:=SFJOIN([.B468];[.C468];[.E468];[.H468];[.$L$467]) * IF([.$K$467] = &quot;level&quot;; [.A468]; 1)" office:value-type="float" office:value="35">
            <text:p>35.0000</text:p>
          </table:table-cell>
          <table:table-cell table:style-name="ce45" table:formula="of:=IF([.$K$467]=1; [.$K468]*60; [.$K468]/60)" office:value-type="float" office:value="0.583333333333333">
            <text:p>0.5833</text:p>
          </table:table-cell>
          <table:table-cell table:style-name="ce50" table:formula="of:=IF([.$K$467]=1; [.$K468]*60*60; [.$K468]/60/60)" office:value-type="float" office:value="0.00972222222222222">
            <text:p>0.0097</text:p>
          </table:table-cell>
          <table:table-cell table:style-name="ce50" table:formula="of:=IF([.$K$467]=1; [.$K468]*60*60*24; [.$K468]/60/60/24)" office:value-type="float" office:value="0.000405092592592593">
            <text:p>0.0004</text:p>
          </table:table-cell>
          <table:table-cell table:number-columns-repeated="1010"/>
        </table:table-row>
        <table:table-row table:style-name="ro1">
          <table:table-cell table:style-name="ce10" office:value-type="string">
            <text:p>2</text:p>
          </table:table-cell>
          <table:table-cell table:formula="of:=[.$B$467]" office:value-type="float" office:value="0">
            <text:p>0</text:p>
          </table:table-cell>
          <table:table-cell table:style-name="ce27" table:formula="of:=SFLINEAR([.$A469]; [.$C$467]; [.$D$467])" office:value-type="float" office:value="75">
            <text:p>75.000</text:p>
          </table:table-cell>
          <table:table-cell/>
          <table:table-cell table:formula="of:=SFPOWER([.$A469]; [.$E$467]; [.$F$467]; [.$G$467])" office:value-type="float" office:value="-10">
            <text:p>-10</text:p>
          </table:table-cell>
          <table:table-cell table:number-columns-repeated="2"/>
          <table:table-cell table:formula="of:=SFEXP([.$A469]; [.$H$467]; [.$I$467])" office:value-type="float" office:value="0">
            <text:p>0</text:p>
          </table:table-cell>
          <table:table-cell table:number-columns-repeated="2"/>
          <table:table-cell table:style-name="ce45" table:formula="of:=SFJOIN([.B469];[.C469];[.E469];[.H469];[.$L$467]) * IF([.$K$467] = &quot;level&quot;; [.A469]; 1)" office:value-type="float" office:value="65">
            <text:p>65.0000</text:p>
          </table:table-cell>
          <table:table-cell table:style-name="ce45" table:formula="of:=IF([.$K$467]=1; [.$K469]*60; [.$K469]/60)" office:value-type="float" office:value="1.08333333333333">
            <text:p>1.0833</text:p>
          </table:table-cell>
          <table:table-cell table:style-name="ce50" table:formula="of:=IF([.$K$467]=1; [.$K469]*60*60; [.$K469]/60/60)" office:value-type="float" office:value="0.0180555555555556">
            <text:p>0.0181</text:p>
          </table:table-cell>
          <table:table-cell table:style-name="ce50" table:formula="of:=IF([.$K$467]=1; [.$K469]*60*60*24; [.$K469]/60/60/24)" office:value-type="float" office:value="0.000752314814814815">
            <text:p>0.0008</text:p>
          </table:table-cell>
          <table:table-cell table:formula="of:=[.K469]/[.K468]" office:value-type="float" office:value="1.85714285714286">
            <text:p>1.86</text:p>
          </table:table-cell>
          <table:table-cell table:number-columns-repeated="1009"/>
        </table:table-row>
        <table:table-row table:style-name="ro1">
          <table:table-cell table:style-name="ce10" office:value-type="string">
            <text:p>3</text:p>
          </table:table-cell>
          <table:table-cell table:formula="of:=[.$B$467]" office:value-type="float" office:value="0">
            <text:p>0</text:p>
          </table:table-cell>
          <table:table-cell table:style-name="ce27" table:formula="of:=SFLINEAR([.$A470]; [.$C$467]; [.$D$467])" office:value-type="float" office:value="112.5">
            <text:p>112.500</text:p>
          </table:table-cell>
          <table:table-cell/>
          <table:table-cell table:formula="of:=SFPOWER([.$A470]; [.$E$467]; [.$F$467]; [.$G$467])" office:value-type="float" office:value="-22.5">
            <text:p>-22.5</text:p>
          </table:table-cell>
          <table:table-cell table:number-columns-repeated="2"/>
          <table:table-cell table:formula="of:=SFEXP([.$A470]; [.$H$467]; [.$I$467])" office:value-type="float" office:value="0">
            <text:p>0</text:p>
          </table:table-cell>
          <table:table-cell table:number-columns-repeated="2"/>
          <table:table-cell table:style-name="ce45" table:formula="of:=SFJOIN([.B470];[.C470];[.E470];[.H470];[.$L$467]) * IF([.$K$467] = &quot;level&quot;; [.A470]; 1)" office:value-type="float" office:value="90">
            <text:p>90.0000</text:p>
          </table:table-cell>
          <table:table-cell table:style-name="ce45" table:formula="of:=IF([.$K$467]=1; [.$K470]*60; [.$K470]/60)" office:value-type="float" office:value="1.5">
            <text:p>1.5000</text:p>
          </table:table-cell>
          <table:table-cell table:style-name="ce50" table:formula="of:=IF([.$K$467]=1; [.$K470]*60*60; [.$K470]/60/60)" office:value-type="float" office:value="0.025">
            <text:p>0.0250</text:p>
          </table:table-cell>
          <table:table-cell table:style-name="ce50" table:formula="of:=IF([.$K$467]=1; [.$K470]*60*60*24; [.$K470]/60/60/24)" office:value-type="float" office:value="0.00104166666666667">
            <text:p>0.0010</text:p>
          </table:table-cell>
          <table:table-cell table:formula="of:=[.K470]/[.K469]" office:value-type="float" office:value="1.38461538461538">
            <text:p>1.38</text:p>
          </table:table-cell>
          <table:table-cell table:number-columns-repeated="1009"/>
        </table:table-row>
        <table:table-row table:style-name="ro1">
          <table:table-cell table:style-name="ce10" office:value-type="string">
            <text:p>4</text:p>
          </table:table-cell>
          <table:table-cell table:formula="of:=[.$B$467]" office:value-type="float" office:value="0">
            <text:p>0</text:p>
          </table:table-cell>
          <table:table-cell table:style-name="ce27" table:formula="of:=SFLINEAR([.$A471]; [.$C$467]; [.$D$467])" office:value-type="float" office:value="150">
            <text:p>150.000</text:p>
          </table:table-cell>
          <table:table-cell/>
          <table:table-cell table:formula="of:=SFPOWER([.$A471]; [.$E$467]; [.$F$467]; [.$G$467])" office:value-type="float" office:value="-40">
            <text:p>-40</text:p>
          </table:table-cell>
          <table:table-cell table:number-columns-repeated="2"/>
          <table:table-cell table:formula="of:=SFEXP([.$A471]; [.$H$467]; [.$I$467])" office:value-type="float" office:value="0">
            <text:p>0</text:p>
          </table:table-cell>
          <table:table-cell table:number-columns-repeated="2"/>
          <table:table-cell table:style-name="ce45" table:formula="of:=SFJOIN([.B471];[.C471];[.E471];[.H471];[.$L$467]) * IF([.$K$467] = &quot;level&quot;; [.A471]; 1)" office:value-type="float" office:value="110">
            <text:p>110.0000</text:p>
          </table:table-cell>
          <table:table-cell table:style-name="ce45" table:formula="of:=IF([.$K$467]=1; [.$K471]*60; [.$K471]/60)" office:value-type="float" office:value="1.83333333333333">
            <text:p>1.8333</text:p>
          </table:table-cell>
          <table:table-cell table:style-name="ce50" table:formula="of:=IF([.$K$467]=1; [.$K471]*60*60; [.$K471]/60/60)" office:value-type="float" office:value="0.0305555555555556">
            <text:p>0.0306</text:p>
          </table:table-cell>
          <table:table-cell table:style-name="ce50" table:formula="of:=IF([.$K$467]=1; [.$K471]*60*60*24; [.$K471]/60/60/24)" office:value-type="float" office:value="0.00127314814814815">
            <text:p>0.0013</text:p>
          </table:table-cell>
          <table:table-cell table:formula="of:=[.K471]/[.K470]" office:value-type="float" office:value="1.22222222222222">
            <text:p>1.22</text:p>
          </table:table-cell>
          <table:table-cell table:number-columns-repeated="1009"/>
        </table:table-row>
        <table:table-row table:style-name="ro1">
          <table:table-cell table:style-name="ce10" office:value-type="string">
            <text:p>5</text:p>
          </table:table-cell>
          <table:table-cell table:formula="of:=[.$B$467]" office:value-type="float" office:value="0">
            <text:p>0</text:p>
          </table:table-cell>
          <table:table-cell table:style-name="ce27" table:formula="of:=SFLINEAR([.$A472]; [.$C$467]; [.$D$467])" office:value-type="float" office:value="187.5">
            <text:p>187.500</text:p>
          </table:table-cell>
          <table:table-cell/>
          <table:table-cell table:formula="of:=SFPOWER([.$A472]; [.$E$467]; [.$F$467]; [.$G$467])" office:value-type="float" office:value="-62.5">
            <text:p>-62.5</text:p>
          </table:table-cell>
          <table:table-cell table:number-columns-repeated="2"/>
          <table:table-cell table:formula="of:=SFEXP([.$A472]; [.$H$467]; [.$I$467])" office:value-type="float" office:value="0">
            <text:p>0</text:p>
          </table:table-cell>
          <table:table-cell table:number-columns-repeated="2"/>
          <table:table-cell table:style-name="ce45" table:formula="of:=SFJOIN([.B472];[.C472];[.E472];[.H472];[.$L$467]) * IF([.$K$467] = &quot;level&quot;; [.A472]; 1)" office:value-type="float" office:value="125">
            <text:p>125.0000</text:p>
          </table:table-cell>
          <table:table-cell table:style-name="ce45" table:formula="of:=IF([.$K$467]=1; [.$K472]*60; [.$K472]/60)" office:value-type="float" office:value="2.08333333333333">
            <text:p>2.0833</text:p>
          </table:table-cell>
          <table:table-cell table:style-name="ce50" table:formula="of:=IF([.$K$467]=1; [.$K472]*60*60; [.$K472]/60/60)" office:value-type="float" office:value="0.0347222222222222">
            <text:p>0.0347</text:p>
          </table:table-cell>
          <table:table-cell table:style-name="ce50" table:formula="of:=IF([.$K$467]=1; [.$K472]*60*60*24; [.$K472]/60/60/24)" office:value-type="float" office:value="0.00144675925925926">
            <text:p>0.0014</text:p>
          </table:table-cell>
          <table:table-cell table:formula="of:=[.K472]/[.K471]" office:value-type="float" office:value="1.13636363636364">
            <text:p>1.14</text:p>
          </table:table-cell>
          <table:table-cell table:number-columns-repeated="1009"/>
        </table:table-row>
        <table:table-row table:style-name="ro1">
          <table:table-cell table:style-name="ce10" office:value-type="string">
            <text:p>6</text:p>
          </table:table-cell>
          <table:table-cell table:formula="of:=[.$B$467]" office:value-type="float" office:value="0">
            <text:p>0</text:p>
          </table:table-cell>
          <table:table-cell table:style-name="ce27" table:formula="of:=SFLINEAR([.$A473]; [.$C$467]; [.$D$467])" office:value-type="float" office:value="225">
            <text:p>225.000</text:p>
          </table:table-cell>
          <table:table-cell/>
          <table:table-cell table:formula="of:=SFPOWER([.$A473]; [.$E$467]; [.$F$467]; [.$G$467])" office:value-type="float" office:value="-90">
            <text:p>-90</text:p>
          </table:table-cell>
          <table:table-cell table:number-columns-repeated="2"/>
          <table:table-cell table:formula="of:=SFEXP([.$A473]; [.$H$467]; [.$I$467])" office:value-type="float" office:value="0">
            <text:p>0</text:p>
          </table:table-cell>
          <table:table-cell table:number-columns-repeated="2"/>
          <table:table-cell table:style-name="ce45" table:formula="of:=SFJOIN([.B473];[.C473];[.E473];[.H473];[.$L$467]) * IF([.$K$467] = &quot;level&quot;; [.A473]; 1)" office:value-type="float" office:value="135">
            <text:p>135.0000</text:p>
          </table:table-cell>
          <table:table-cell table:style-name="ce45" table:formula="of:=IF([.$K$467]=1; [.$K473]*60; [.$K473]/60)" office:value-type="float" office:value="2.25">
            <text:p>2.2500</text:p>
          </table:table-cell>
          <table:table-cell table:style-name="ce50" table:formula="of:=IF([.$K$467]=1; [.$K473]*60*60; [.$K473]/60/60)" office:value-type="float" office:value="0.0375">
            <text:p>0.0375</text:p>
          </table:table-cell>
          <table:table-cell table:style-name="ce50" table:formula="of:=IF([.$K$467]=1; [.$K473]*60*60*24; [.$K473]/60/60/24)" office:value-type="float" office:value="0.0015625">
            <text:p>0.0016</text:p>
          </table:table-cell>
          <table:table-cell table:formula="of:=[.K473]/[.K472]" office:value-type="float" office:value="1.08">
            <text:p>1.08</text:p>
          </table:table-cell>
          <table:table-cell table:number-columns-repeated="1009"/>
        </table:table-row>
        <table:table-row table:style-name="ro1">
          <table:table-cell table:style-name="ce10" office:value-type="string">
            <text:p>7</text:p>
          </table:table-cell>
          <table:table-cell table:formula="of:=[.$B$467]" office:value-type="float" office:value="0">
            <text:p>0</text:p>
          </table:table-cell>
          <table:table-cell table:style-name="ce27" table:formula="of:=SFLINEAR([.$A474]; [.$C$467]; [.$D$467])" office:value-type="float" office:value="262.5">
            <text:p>262.500</text:p>
          </table:table-cell>
          <table:table-cell/>
          <table:table-cell table:formula="of:=SFPOWER([.$A474]; [.$E$467]; [.$F$467]; [.$G$467])" office:value-type="float" office:value="-122.5">
            <text:p>-122.5</text:p>
          </table:table-cell>
          <table:table-cell table:number-columns-repeated="2"/>
          <table:table-cell table:formula="of:=SFEXP([.$A474]; [.$H$467]; [.$I$467])" office:value-type="float" office:value="0">
            <text:p>0</text:p>
          </table:table-cell>
          <table:table-cell table:number-columns-repeated="2"/>
          <table:table-cell table:style-name="ce45" table:formula="of:=SFJOIN([.B474];[.C474];[.E474];[.H474];[.$L$467]) * IF([.$K$467] = &quot;level&quot;; [.A474]; 1)" office:value-type="float" office:value="140">
            <text:p>140.0000</text:p>
          </table:table-cell>
          <table:table-cell table:style-name="ce45" table:formula="of:=IF([.$K$467]=1; [.$K474]*60; [.$K474]/60)" office:value-type="float" office:value="2.33333333333333">
            <text:p>2.3333</text:p>
          </table:table-cell>
          <table:table-cell table:style-name="ce50" table:formula="of:=IF([.$K$467]=1; [.$K474]*60*60; [.$K474]/60/60)" office:value-type="float" office:value="0.0388888888888889">
            <text:p>0.0389</text:p>
          </table:table-cell>
          <table:table-cell table:style-name="ce50" table:formula="of:=IF([.$K$467]=1; [.$K474]*60*60*24; [.$K474]/60/60/24)" office:value-type="float" office:value="0.00162037037037037">
            <text:p>0.0016</text:p>
          </table:table-cell>
          <table:table-cell table:formula="of:=[.K474]/[.K473]" office:value-type="float" office:value="1.03703703703704">
            <text:p>1.04</text:p>
          </table:table-cell>
          <table:table-cell table:number-columns-repeated="1009"/>
        </table:table-row>
        <table:table-row table:style-name="ro1">
          <table:table-cell table:style-name="ce10" office:value-type="string">
            <text:p>8</text:p>
          </table:table-cell>
          <table:table-cell table:formula="of:=[.$B$467]" office:value-type="float" office:value="0">
            <text:p>0</text:p>
          </table:table-cell>
          <table:table-cell table:style-name="ce27" table:formula="of:=SFLINEAR([.$A475]; [.$C$467]; [.$D$467])" office:value-type="float" office:value="300">
            <text:p>300.000</text:p>
          </table:table-cell>
          <table:table-cell/>
          <table:table-cell table:formula="of:=SFPOWER([.$A475]; [.$E$467]; [.$F$467]; [.$G$467])" office:value-type="float" office:value="-160">
            <text:p>-160</text:p>
          </table:table-cell>
          <table:table-cell table:number-columns-repeated="2"/>
          <table:table-cell table:formula="of:=SFEXP([.$A475]; [.$H$467]; [.$I$467])" office:value-type="float" office:value="0">
            <text:p>0</text:p>
          </table:table-cell>
          <table:table-cell table:number-columns-repeated="2"/>
          <table:table-cell table:style-name="ce45" table:formula="of:=SFJOIN([.B475];[.C475];[.E475];[.H475];[.$L$467]) * IF([.$K$467] = &quot;level&quot;; [.A475]; 1)" office:value-type="float" office:value="140">
            <text:p>140.0000</text:p>
          </table:table-cell>
          <table:table-cell table:style-name="ce45" table:formula="of:=IF([.$K$467]=1; [.$K475]*60; [.$K475]/60)" office:value-type="float" office:value="2.33333333333333">
            <text:p>2.3333</text:p>
          </table:table-cell>
          <table:table-cell table:style-name="ce50" table:formula="of:=IF([.$K$467]=1; [.$K475]*60*60; [.$K475]/60/60)" office:value-type="float" office:value="0.0388888888888889">
            <text:p>0.0389</text:p>
          </table:table-cell>
          <table:table-cell table:style-name="ce50" table:formula="of:=IF([.$K$467]=1; [.$K475]*60*60*24; [.$K475]/60/60/24)" office:value-type="float" office:value="0.00162037037037037">
            <text:p>0.0016</text:p>
          </table:table-cell>
          <table:table-cell table:formula="of:=[.K475]/[.K474]" office:value-type="float" office:value="1">
            <text:p>1</text:p>
          </table:table-cell>
          <table:table-cell table:number-columns-repeated="1009"/>
        </table:table-row>
        <table:table-row table:style-name="ro1">
          <table:table-cell table:style-name="ce10" office:value-type="string">
            <text:p>9</text:p>
          </table:table-cell>
          <table:table-cell table:formula="of:=[.$B$467]" office:value-type="float" office:value="0">
            <text:p>0</text:p>
          </table:table-cell>
          <table:table-cell table:style-name="ce27" table:formula="of:=SFLINEAR([.$A476]; [.$C$467]; [.$D$467])" office:value-type="float" office:value="337.5">
            <text:p>337.500</text:p>
          </table:table-cell>
          <table:table-cell/>
          <table:table-cell table:formula="of:=SFPOWER([.$A476]; [.$E$467]; [.$F$467]; [.$G$467])" office:value-type="float" office:value="-202.5">
            <text:p>-202.5</text:p>
          </table:table-cell>
          <table:table-cell table:number-columns-repeated="2"/>
          <table:table-cell table:formula="of:=SFEXP([.$A476]; [.$H$467]; [.$I$467])" office:value-type="float" office:value="0">
            <text:p>0</text:p>
          </table:table-cell>
          <table:table-cell table:number-columns-repeated="2"/>
          <table:table-cell table:style-name="ce45" table:formula="of:=SFJOIN([.B476];[.C476];[.E476];[.H476];[.$L$467]) * IF([.$K$467] = &quot;level&quot;; [.A476]; 1)" office:value-type="float" office:value="135">
            <text:p>135.0000</text:p>
          </table:table-cell>
          <table:table-cell table:style-name="ce45" table:formula="of:=IF([.$K$467]=1; [.$K476]*60; [.$K476]/60)" office:value-type="float" office:value="2.25">
            <text:p>2.2500</text:p>
          </table:table-cell>
          <table:table-cell table:style-name="ce50" table:formula="of:=IF([.$K$467]=1; [.$K476]*60*60; [.$K476]/60/60)" office:value-type="float" office:value="0.0375">
            <text:p>0.0375</text:p>
          </table:table-cell>
          <table:table-cell table:style-name="ce50" table:formula="of:=IF([.$K$467]=1; [.$K476]*60*60*24; [.$K476]/60/60/24)" office:value-type="float" office:value="0.0015625">
            <text:p>0.0016</text:p>
          </table:table-cell>
          <table:table-cell table:formula="of:=[.K476]/[.K475]" office:value-type="float" office:value="0.964285714285714">
            <text:p>0.96</text:p>
          </table:table-cell>
          <table:table-cell table:number-columns-repeated="1009"/>
        </table:table-row>
        <table:table-row table:style-name="ro1">
          <table:table-cell table:style-name="ce10" office:value-type="string">
            <text:p>10</text:p>
          </table:table-cell>
          <table:table-cell table:formula="of:=[.$B$467]" office:value-type="float" office:value="0">
            <text:p>0</text:p>
          </table:table-cell>
          <table:table-cell table:style-name="ce27" table:formula="of:=SFLINEAR([.$A477]; [.$C$467]; [.$D$467])" office:value-type="float" office:value="375">
            <text:p>375.000</text:p>
          </table:table-cell>
          <table:table-cell/>
          <table:table-cell table:formula="of:=SFPOWER([.$A477]; [.$E$467]; [.$F$467]; [.$G$467])" office:value-type="float" office:value="-250">
            <text:p>-250</text:p>
          </table:table-cell>
          <table:table-cell table:number-columns-repeated="2"/>
          <table:table-cell table:formula="of:=SFEXP([.$A477]; [.$H$467]; [.$I$467])" office:value-type="float" office:value="0">
            <text:p>0</text:p>
          </table:table-cell>
          <table:table-cell table:number-columns-repeated="2"/>
          <table:table-cell table:style-name="ce45" table:formula="of:=SFJOIN([.B477];[.C477];[.E477];[.H477];[.$L$467]) * IF([.$K$467] = &quot;level&quot;; [.A477]; 1)" office:value-type="float" office:value="125">
            <text:p>125.0000</text:p>
          </table:table-cell>
          <table:table-cell table:style-name="ce45" table:formula="of:=IF([.$K$467]=1; [.$K477]*60; [.$K477]/60)" office:value-type="float" office:value="2.08333333333333">
            <text:p>2.0833</text:p>
          </table:table-cell>
          <table:table-cell table:style-name="ce50" table:formula="of:=IF([.$K$467]=1; [.$K477]*60*60; [.$K477]/60/60)" office:value-type="float" office:value="0.0347222222222222">
            <text:p>0.0347</text:p>
          </table:table-cell>
          <table:table-cell table:style-name="ce50" table:formula="of:=IF([.$K$467]=1; [.$K477]*60*60*24; [.$K477]/60/60/24)" office:value-type="float" office:value="0.00144675925925926">
            <text:p>0.0014</text:p>
          </table:table-cell>
          <table:table-cell table:formula="of:=[.K477]/[.K476]" office:value-type="float" office:value="0.925925925925926">
            <text:p>0.93</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59]; [.B464];[.F464])" office:value-type="float" office:value="1050">
            <text:p>1050</text:p>
          </table:table-cell>
          <table:table-cell table:style-name="ce20" office:value-type="float" office:value="2100">
            <text:p>210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7">
            <text:p>7</text:p>
          </table:table-cell>
          <table:table-cell table:style-name="ce44" office:value-type="float" office:value="0">
            <text:p>0</text:p>
          </table:table-cell>
          <table:table-cell table:style-name="ce20" office:value-type="float" office:value="3.5">
            <text:p>3.5</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80]" office:value-type="float" office:value="1050">
            <text:p>1050</text:p>
          </table:table-cell>
          <table:table-cell table:style-name="ce27" table:formula="of:=SFLINEAR([.$A481]; [.$C$480]; [.$D$480])" office:value-type="float" office:value="0">
            <text:p>0.000</text:p>
          </table:table-cell>
          <table:table-cell/>
          <table:table-cell table:formula="of:=SFPOWER([.$A481]; [.$E$480]; [.$F$480]; [.$G$480])" office:value-type="float" office:value="0">
            <text:p>0</text:p>
          </table:table-cell>
          <table:table-cell table:number-columns-repeated="2"/>
          <table:table-cell table:formula="of:=SFEXP([.$A481]; [.$H$480]; [.$I$480])" office:value-type="float" office:value="0">
            <text:p>0</text:p>
          </table:table-cell>
          <table:table-cell table:number-columns-repeated="2"/>
          <table:table-cell table:style-name="ce45" table:formula="of:=SFJOIN([.B481];[.C481];[.E481];[.H481];[.$L$480]) * IF([.$K$480] = &quot;level&quot;; [.A481]; 1)" office:value-type="float" office:value="3675">
            <text:p>3675.0000</text:p>
          </table:table-cell>
          <table:table-cell table:style-name="ce45" table:formula="of:=IF([.$K$480]=1; [.$K481]*60; [.$K481]/60)" office:value-type="float" office:value="61.25">
            <text:p>61.2500</text:p>
          </table:table-cell>
          <table:table-cell table:style-name="ce50" table:formula="of:=IF([.$K$480]=1; [.$K481]*60*60; [.$K481]/60/60)" office:value-type="float" office:value="1.02083333333333">
            <text:p>1.0208</text:p>
          </table:table-cell>
          <table:table-cell table:style-name="ce50" table:formula="of:=IF([.$K$480]=1; [.$K481]*60*60*24; [.$K481]/60/60/24)" office:value-type="float" office:value="0.0425347222222222">
            <text:p>0.0425</text:p>
          </table:table-cell>
          <table:table-cell table:number-columns-repeated="1010"/>
        </table:table-row>
        <table:table-row table:style-name="ro1">
          <table:table-cell table:style-name="ce10" office:value-type="string">
            <text:p>2</text:p>
          </table:table-cell>
          <table:table-cell table:formula="of:=[.$B$480]" office:value-type="float" office:value="1050">
            <text:p>1050</text:p>
          </table:table-cell>
          <table:table-cell table:style-name="ce27" table:formula="of:=SFLINEAR([.$A482]; [.$C$480]; [.$D$480])" office:value-type="float" office:value="2100">
            <text:p>2100.000</text:p>
          </table:table-cell>
          <table:table-cell/>
          <table:table-cell table:formula="of:=SFPOWER([.$A482]; [.$E$480]; [.$F$480]; [.$G$480])" office:value-type="float" office:value="0">
            <text:p>0</text:p>
          </table:table-cell>
          <table:table-cell table:number-columns-repeated="2"/>
          <table:table-cell table:formula="of:=SFEXP([.$A482]; [.$H$480]; [.$I$480])" office:value-type="float" office:value="0">
            <text:p>0</text:p>
          </table:table-cell>
          <table:table-cell table:number-columns-repeated="2"/>
          <table:table-cell table:style-name="ce45" table:formula="of:=SFJOIN([.B482];[.C482];[.E482];[.H482];[.$L$480]) * IF([.$K$480] = &quot;level&quot;; [.A482]; 1)" office:value-type="float" office:value="11025">
            <text:p>11025.0000</text:p>
          </table:table-cell>
          <table:table-cell table:style-name="ce45" table:formula="of:=IF([.$K$480]=1; [.$K482]*60; [.$K482]/60)" office:value-type="float" office:value="183.75">
            <text:p>183.7500</text:p>
          </table:table-cell>
          <table:table-cell table:style-name="ce50" table:formula="of:=IF([.$K$480]=1; [.$K482]*60*60; [.$K482]/60/60)" office:value-type="float" office:value="3.0625">
            <text:p>3.0625</text:p>
          </table:table-cell>
          <table:table-cell table:style-name="ce50" table:formula="of:=IF([.$K$480]=1; [.$K482]*60*60*24; [.$K482]/60/60/24)" office:value-type="float" office:value="0.127604166666667">
            <text:p>0.1276</text:p>
          </table:table-cell>
          <table:table-cell table:formula="of:=[.K482]/[.K481]" office:value-type="float" office:value="3">
            <text:p>3</text:p>
          </table:table-cell>
          <table:table-cell table:number-columns-repeated="1009"/>
        </table:table-row>
        <table:table-row table:style-name="ro1">
          <table:table-cell table:style-name="ce10" office:value-type="string">
            <text:p>3</text:p>
          </table:table-cell>
          <table:table-cell table:formula="of:=[.$B$480]" office:value-type="float" office:value="1050">
            <text:p>1050</text:p>
          </table:table-cell>
          <table:table-cell table:style-name="ce27" table:formula="of:=SFLINEAR([.$A483]; [.$C$480]; [.$D$480])" office:value-type="float" office:value="4200">
            <text:p>4200.000</text:p>
          </table:table-cell>
          <table:table-cell/>
          <table:table-cell table:formula="of:=SFPOWER([.$A483]; [.$E$480]; [.$F$480]; [.$G$480])" office:value-type="float" office:value="0">
            <text:p>0</text:p>
          </table:table-cell>
          <table:table-cell table:number-columns-repeated="2"/>
          <table:table-cell table:formula="of:=SFEXP([.$A483]; [.$H$480]; [.$I$480])" office:value-type="float" office:value="0">
            <text:p>0</text:p>
          </table:table-cell>
          <table:table-cell table:number-columns-repeated="2"/>
          <table:table-cell table:style-name="ce45" table:formula="of:=SFJOIN([.B483];[.C483];[.E483];[.H483];[.$L$480]) * IF([.$K$480] = &quot;level&quot;; [.A483]; 1)" office:value-type="float" office:value="18375">
            <text:p>18375.0000</text:p>
          </table:table-cell>
          <table:table-cell table:style-name="ce45" table:formula="of:=IF([.$K$480]=1; [.$K483]*60; [.$K483]/60)" office:value-type="float" office:value="306.25">
            <text:p>306.2500</text:p>
          </table:table-cell>
          <table:table-cell table:style-name="ce50" table:formula="of:=IF([.$K$480]=1; [.$K483]*60*60; [.$K483]/60/60)" office:value-type="float" office:value="5.10416666666667">
            <text:p>5.1042</text:p>
          </table:table-cell>
          <table:table-cell table:style-name="ce50" table:formula="of:=IF([.$K$480]=1; [.$K483]*60*60*24; [.$K483]/60/60/24)" office:value-type="float" office:value="0.212673611111111">
            <text:p>0.2127</text:p>
          </table:table-cell>
          <table:table-cell table:formula="of:=[.K483]/[.K482]" office:value-type="float" office:value="1.66666666666667">
            <text:p>1.67</text:p>
          </table:table-cell>
          <table:table-cell table:number-columns-repeated="1009"/>
        </table:table-row>
        <table:table-row table:style-name="ro1">
          <table:table-cell table:style-name="ce10" office:value-type="string">
            <text:p>4</text:p>
          </table:table-cell>
          <table:table-cell table:formula="of:=[.$B$480]" office:value-type="float" office:value="1050">
            <text:p>1050</text:p>
          </table:table-cell>
          <table:table-cell table:style-name="ce27" table:formula="of:=SFLINEAR([.$A484]; [.$C$480]; [.$D$480])" office:value-type="float" office:value="6300">
            <text:p>6300.000</text:p>
          </table:table-cell>
          <table:table-cell/>
          <table:table-cell table:formula="of:=SFPOWER([.$A484]; [.$E$480]; [.$F$480]; [.$G$480])" office:value-type="float" office:value="0">
            <text:p>0</text:p>
          </table:table-cell>
          <table:table-cell table:number-columns-repeated="2"/>
          <table:table-cell table:formula="of:=SFEXP([.$A484]; [.$H$480]; [.$I$480])" office:value-type="float" office:value="0">
            <text:p>0</text:p>
          </table:table-cell>
          <table:table-cell table:number-columns-repeated="2"/>
          <table:table-cell table:style-name="ce45" table:formula="of:=SFJOIN([.B484];[.C484];[.E484];[.H484];[.$L$480]) * IF([.$K$480] = &quot;level&quot;; [.A484]; 1)" office:value-type="float" office:value="25725">
            <text:p>25725.0000</text:p>
          </table:table-cell>
          <table:table-cell table:style-name="ce45" table:formula="of:=IF([.$K$480]=1; [.$K484]*60; [.$K484]/60)" office:value-type="float" office:value="428.75">
            <text:p>428.7500</text:p>
          </table:table-cell>
          <table:table-cell table:style-name="ce50" table:formula="of:=IF([.$K$480]=1; [.$K484]*60*60; [.$K484]/60/60)" office:value-type="float" office:value="7.14583333333334">
            <text:p>7.1458</text:p>
          </table:table-cell>
          <table:table-cell table:style-name="ce50" table:formula="of:=IF([.$K$480]=1; [.$K484]*60*60*24; [.$K484]/60/60/24)" office:value-type="float" office:value="0.297743055555556">
            <text:p>0.2977</text:p>
          </table:table-cell>
          <table:table-cell table:formula="of:=[.K484]/[.K483]" office:value-type="float" office:value="1.4">
            <text:p>1.4</text:p>
          </table:table-cell>
          <table:table-cell table:number-columns-repeated="1009"/>
        </table:table-row>
        <table:table-row table:style-name="ro1">
          <table:table-cell table:style-name="ce10" office:value-type="string">
            <text:p>5</text:p>
          </table:table-cell>
          <table:table-cell table:formula="of:=[.$B$480]" office:value-type="float" office:value="1050">
            <text:p>1050</text:p>
          </table:table-cell>
          <table:table-cell table:style-name="ce27" table:formula="of:=SFLINEAR([.$A485]; [.$C$480]; [.$D$480])" office:value-type="float" office:value="8400">
            <text:p>8400.000</text:p>
          </table:table-cell>
          <table:table-cell/>
          <table:table-cell table:formula="of:=SFPOWER([.$A485]; [.$E$480]; [.$F$480]; [.$G$480])" office:value-type="float" office:value="0">
            <text:p>0</text:p>
          </table:table-cell>
          <table:table-cell table:number-columns-repeated="2"/>
          <table:table-cell table:formula="of:=SFEXP([.$A485]; [.$H$480]; [.$I$480])" office:value-type="float" office:value="0">
            <text:p>0</text:p>
          </table:table-cell>
          <table:table-cell table:number-columns-repeated="2"/>
          <table:table-cell table:style-name="ce45" table:formula="of:=SFJOIN([.B485];[.C485];[.E485];[.H485];[.$L$480]) * IF([.$K$480] = &quot;level&quot;; [.A485]; 1)" office:value-type="float" office:value="33075">
            <text:p>33075.0000</text:p>
          </table:table-cell>
          <table:table-cell table:style-name="ce45" table:formula="of:=IF([.$K$480]=1; [.$K485]*60; [.$K485]/60)" office:value-type="float" office:value="551.25">
            <text:p>551.2500</text:p>
          </table:table-cell>
          <table:table-cell table:style-name="ce50" table:formula="of:=IF([.$K$480]=1; [.$K485]*60*60; [.$K485]/60/60)" office:value-type="float" office:value="9.1875">
            <text:p>9.1875</text:p>
          </table:table-cell>
          <table:table-cell table:style-name="ce50" table:formula="of:=IF([.$K$480]=1; [.$K485]*60*60*24; [.$K485]/60/60/24)" office:value-type="float" office:value="0.3828125">
            <text:p>0.3828</text:p>
          </table:table-cell>
          <table:table-cell table:formula="of:=[.K485]/[.K484]" office:value-type="float" office:value="1.28571428571429">
            <text:p>1.29</text:p>
          </table:table-cell>
          <table:table-cell table:number-columns-repeated="1009"/>
        </table:table-row>
        <table:table-row table:style-name="ro1">
          <table:table-cell table:style-name="ce10" office:value-type="string">
            <text:p>6</text:p>
          </table:table-cell>
          <table:table-cell table:formula="of:=[.$B$480]" office:value-type="float" office:value="1050">
            <text:p>1050</text:p>
          </table:table-cell>
          <table:table-cell table:style-name="ce27" table:formula="of:=SFLINEAR([.$A486]; [.$C$480]; [.$D$480])" office:value-type="float" office:value="10500">
            <text:p>10500.000</text:p>
          </table:table-cell>
          <table:table-cell/>
          <table:table-cell table:formula="of:=SFPOWER([.$A486]; [.$E$480]; [.$F$480]; [.$G$480])" office:value-type="float" office:value="0">
            <text:p>0</text:p>
          </table:table-cell>
          <table:table-cell table:number-columns-repeated="2"/>
          <table:table-cell table:formula="of:=SFEXP([.$A486]; [.$H$480]; [.$I$480])" office:value-type="float" office:value="0">
            <text:p>0</text:p>
          </table:table-cell>
          <table:table-cell table:number-columns-repeated="2"/>
          <table:table-cell table:style-name="ce45" table:formula="of:=SFJOIN([.B486];[.C486];[.E486];[.H486];[.$L$480]) * IF([.$K$480] = &quot;level&quot;; [.A486]; 1)" office:value-type="float" office:value="40425">
            <text:p>40425.0000</text:p>
          </table:table-cell>
          <table:table-cell table:style-name="ce45" table:formula="of:=IF([.$K$480]=1; [.$K486]*60; [.$K486]/60)" office:value-type="float" office:value="673.75">
            <text:p>673.7500</text:p>
          </table:table-cell>
          <table:table-cell table:style-name="ce50" table:formula="of:=IF([.$K$480]=1; [.$K486]*60*60; [.$K486]/60/60)" office:value-type="float" office:value="11.2291666666667">
            <text:p>11.2292</text:p>
          </table:table-cell>
          <table:table-cell table:style-name="ce50" table:formula="of:=IF([.$K$480]=1; [.$K486]*60*60*24; [.$K486]/60/60/24)" office:value-type="float" office:value="0.467881944444444">
            <text:p>0.4679</text:p>
          </table:table-cell>
          <table:table-cell table:formula="of:=[.K486]/[.K485]" office:value-type="float" office:value="1.22222222222222">
            <text:p>1.22</text:p>
          </table:table-cell>
          <table:table-cell table:number-columns-repeated="1009"/>
        </table:table-row>
        <table:table-row table:style-name="ro1">
          <table:table-cell table:style-name="ce10" office:value-type="string">
            <text:p>7</text:p>
          </table:table-cell>
          <table:table-cell table:formula="of:=[.$B$480]" office:value-type="float" office:value="1050">
            <text:p>1050</text:p>
          </table:table-cell>
          <table:table-cell table:style-name="ce27" table:formula="of:=SFLINEAR([.$A487]; [.$C$480]; [.$D$480])" office:value-type="float" office:value="12600">
            <text:p>12600.000</text:p>
          </table:table-cell>
          <table:table-cell/>
          <table:table-cell table:formula="of:=SFPOWER([.$A487]; [.$E$480]; [.$F$480]; [.$G$480])" office:value-type="float" office:value="0">
            <text:p>0</text:p>
          </table:table-cell>
          <table:table-cell table:number-columns-repeated="2"/>
          <table:table-cell table:formula="of:=SFEXP([.$A487]; [.$H$480]; [.$I$480])" office:value-type="float" office:value="0">
            <text:p>0</text:p>
          </table:table-cell>
          <table:table-cell table:number-columns-repeated="2"/>
          <table:table-cell table:style-name="ce45" table:formula="of:=SFJOIN([.B487];[.C487];[.E487];[.H487];[.$L$480]) * IF([.$K$480] = &quot;level&quot;; [.A487]; 1)" office:value-type="float" office:value="47775">
            <text:p>47775.0000</text:p>
          </table:table-cell>
          <table:table-cell table:style-name="ce45" table:formula="of:=IF([.$K$480]=1; [.$K487]*60; [.$K487]/60)" office:value-type="float" office:value="796.25">
            <text:p>796.2500</text:p>
          </table:table-cell>
          <table:table-cell table:style-name="ce50" table:formula="of:=IF([.$K$480]=1; [.$K487]*60*60; [.$K487]/60/60)" office:value-type="float" office:value="13.2708333333333">
            <text:p>13.2708</text:p>
          </table:table-cell>
          <table:table-cell table:style-name="ce50" table:formula="of:=IF([.$K$480]=1; [.$K487]*60*60*24; [.$K487]/60/60/24)" office:value-type="float" office:value="0.552951388888889">
            <text:p>0.5530</text:p>
          </table:table-cell>
          <table:table-cell table:formula="of:=[.K487]/[.K486]" office:value-type="float" office:value="1.18181818181818">
            <text:p>1.18</text:p>
          </table:table-cell>
          <table:table-cell table:number-columns-repeated="1009"/>
        </table:table-row>
        <table:table-row table:style-name="ro1">
          <table:table-cell table:style-name="ce10" office:value-type="string">
            <text:p>8</text:p>
          </table:table-cell>
          <table:table-cell table:formula="of:=[.$B$480]" office:value-type="float" office:value="1050">
            <text:p>1050</text:p>
          </table:table-cell>
          <table:table-cell table:style-name="ce27" table:formula="of:=SFLINEAR([.$A488]; [.$C$480]; [.$D$480])" office:value-type="float" office:value="14700">
            <text:p>14700.000</text:p>
          </table:table-cell>
          <table:table-cell/>
          <table:table-cell table:formula="of:=SFPOWER([.$A488]; [.$E$480]; [.$F$480]; [.$G$480])" office:value-type="float" office:value="0">
            <text:p>0</text:p>
          </table:table-cell>
          <table:table-cell table:number-columns-repeated="2"/>
          <table:table-cell table:formula="of:=SFEXP([.$A488]; [.$H$480]; [.$I$480])" office:value-type="float" office:value="0">
            <text:p>0</text:p>
          </table:table-cell>
          <table:table-cell table:number-columns-repeated="2"/>
          <table:table-cell table:style-name="ce45" table:formula="of:=SFJOIN([.B488];[.C488];[.E488];[.H488];[.$L$480]) * IF([.$K$480] = &quot;level&quot;; [.A488]; 1)" office:value-type="float" office:value="55125">
            <text:p>55125.0000</text:p>
          </table:table-cell>
          <table:table-cell table:style-name="ce45" table:formula="of:=IF([.$K$480]=1; [.$K488]*60; [.$K488]/60)" office:value-type="float" office:value="918.75">
            <text:p>918.7500</text:p>
          </table:table-cell>
          <table:table-cell table:style-name="ce50" table:formula="of:=IF([.$K$480]=1; [.$K488]*60*60; [.$K488]/60/60)" office:value-type="float" office:value="15.3125">
            <text:p>15.3125</text:p>
          </table:table-cell>
          <table:table-cell table:style-name="ce50" table:formula="of:=IF([.$K$480]=1; [.$K488]*60*60*24; [.$K488]/60/60/24)" office:value-type="float" office:value="0.638020833333334">
            <text:p>0.6380</text:p>
          </table:table-cell>
          <table:table-cell table:formula="of:=[.K488]/[.K487]" office:value-type="float" office:value="1.15384615384615">
            <text:p>1.15</text:p>
          </table:table-cell>
          <table:table-cell table:number-columns-repeated="1009"/>
        </table:table-row>
        <table:table-row table:style-name="ro1">
          <table:table-cell table:style-name="ce10" office:value-type="string">
            <text:p>9</text:p>
          </table:table-cell>
          <table:table-cell table:formula="of:=[.$B$480]" office:value-type="float" office:value="1050">
            <text:p>1050</text:p>
          </table:table-cell>
          <table:table-cell table:style-name="ce27" table:formula="of:=SFLINEAR([.$A489]; [.$C$480]; [.$D$480])" office:value-type="float" office:value="16800">
            <text:p>16800.000</text:p>
          </table:table-cell>
          <table:table-cell/>
          <table:table-cell table:formula="of:=SFPOWER([.$A489]; [.$E$480]; [.$F$480]; [.$G$480])" office:value-type="float" office:value="0">
            <text:p>0</text:p>
          </table:table-cell>
          <table:table-cell table:number-columns-repeated="2"/>
          <table:table-cell table:formula="of:=SFEXP([.$A489]; [.$H$480]; [.$I$480])" office:value-type="float" office:value="0">
            <text:p>0</text:p>
          </table:table-cell>
          <table:table-cell table:number-columns-repeated="2"/>
          <table:table-cell table:style-name="ce45" table:formula="of:=SFJOIN([.B489];[.C489];[.E489];[.H489];[.$L$480]) * IF([.$K$480] = &quot;level&quot;; [.A489]; 1)" office:value-type="float" office:value="62475">
            <text:p>62475.0000</text:p>
          </table:table-cell>
          <table:table-cell table:style-name="ce45" table:formula="of:=IF([.$K$480]=1; [.$K489]*60; [.$K489]/60)" office:value-type="float" office:value="1041.25">
            <text:p>1041.2500</text:p>
          </table:table-cell>
          <table:table-cell table:style-name="ce50" table:formula="of:=IF([.$K$480]=1; [.$K489]*60*60; [.$K489]/60/60)" office:value-type="float" office:value="17.3541666666667">
            <text:p>17.3542</text:p>
          </table:table-cell>
          <table:table-cell table:style-name="ce50" table:formula="of:=IF([.$K$480]=1; [.$K489]*60*60*24; [.$K489]/60/60/24)" office:value-type="float" office:value="0.723090277777778">
            <text:p>0.7231</text:p>
          </table:table-cell>
          <table:table-cell table:formula="of:=[.K489]/[.K488]" office:value-type="float" office:value="1.13333333333333">
            <text:p>1.13</text:p>
          </table:table-cell>
          <table:table-cell table:number-columns-repeated="1009"/>
        </table:table-row>
        <table:table-row table:style-name="ro1">
          <table:table-cell table:style-name="ce10" office:value-type="string">
            <text:p>10</text:p>
          </table:table-cell>
          <table:table-cell table:formula="of:=[.$B$480]" office:value-type="float" office:value="1050">
            <text:p>1050</text:p>
          </table:table-cell>
          <table:table-cell table:style-name="ce27" table:formula="of:=SFLINEAR([.$A490]; [.$C$480]; [.$D$480])" office:value-type="float" office:value="18900">
            <text:p>18900.000</text:p>
          </table:table-cell>
          <table:table-cell/>
          <table:table-cell table:formula="of:=SFPOWER([.$A490]; [.$E$480]; [.$F$480]; [.$G$480])" office:value-type="float" office:value="0">
            <text:p>0</text:p>
          </table:table-cell>
          <table:table-cell table:number-columns-repeated="2"/>
          <table:table-cell table:formula="of:=SFEXP([.$A490]; [.$H$480]; [.$I$480])" office:value-type="float" office:value="0">
            <text:p>0</text:p>
          </table:table-cell>
          <table:table-cell table:number-columns-repeated="2"/>
          <table:table-cell table:style-name="ce45" table:formula="of:=SFJOIN([.B490];[.C490];[.E490];[.H490];[.$L$480]) * IF([.$K$480] = &quot;level&quot;; [.A490]; 1)" office:value-type="float" office:value="69825">
            <text:p>69825.0000</text:p>
          </table:table-cell>
          <table:table-cell table:style-name="ce45" table:formula="of:=IF([.$K$480]=1; [.$K490]*60; [.$K490]/60)" office:value-type="float" office:value="1163.75">
            <text:p>1163.7500</text:p>
          </table:table-cell>
          <table:table-cell table:style-name="ce50" table:formula="of:=IF([.$K$480]=1; [.$K490]*60*60; [.$K490]/60/60)" office:value-type="float" office:value="19.3958333333333">
            <text:p>19.3958</text:p>
          </table:table-cell>
          <table:table-cell table:style-name="ce50" table:formula="of:=IF([.$K$480]=1; [.$K490]*60*60*24; [.$K490]/60/60/24)" office:value-type="float" office:value="0.808159722222222">
            <text:p>0.8082</text:p>
          </table:table-cell>
          <table:table-cell table:formula="of:=[.K490]/[.K489]" office:value-type="float" office:value="1.11764705882353">
            <text:p>1.12</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8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8"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8"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8"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19" table:default-cell-style-name="Default"/>
        <table:table-column table:style-name="co20" table:default-cell-style-name="ce67"/>
        <table:table-column table:style-name="co7"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ce69"/>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9" table:default-cell-style-name="Default"/>
        <table:table-column table:style-name="co35" table:default-cell-style-name="Default"/>
        <table:table-column table:style-name="co27" table:default-cell-style-name="ce87"/>
        <table:table-column table:style-name="co15"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5" table:number-columns-spanned="3" table:number-rows-spanned="1">
            <text:p>0.5</text:p>
          </table:table-cell>
          <table:covered-table-cell table:style-name="ce79"/>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39in" draw:caption-point-x="-0.2402in" draw:caption-point-y="0.6083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in" draw:caption-point-x="-0.2402in" draw:caption-point-y="0.6039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in" draw:caption-point-x="-0.2402in" draw:caption-point-y="0.6039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23in" draw:caption-point-x="-0.2402in" draw:caption-point-y="0.609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14in" draw:caption-point-x="-0.2402in" draw:caption-point-y="0.609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69" office:value-type="float" office:value="1500">
            <text:p>1500</text:p>
          </table:table-cell>
          <table:table-cell table:formula="of:=[.D82]" office:value-type="float" office:value="9">
            <office:annotation draw:style-name="gr4" draw:text-style-name="P2" svg:width="1.1413in" svg:height="0.2346in" svg:x="2.5185in" svg:y="10.5417in" draw:caption-point-x="-0.2402in" draw:caption-point-y="0.5957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69" table:formula="of:=([.C58]*VLOOKUP([.$B58];[.$A$2:.$N33];11;0)+[.E58]*[.H58]*VLOOKUP([.$B58];[.$A$2:.$N33];12;0))*(1 + ([.D58]-[Variables.$B$7])*VLOOKUP([.$B58];[.$A$2:.$O33];13;0)/100)" office:value-type="float" office:value="1367.1">
            <text:p>1367.1</text:p>
          </table:table-cell>
          <table:table-cell table:style-name="ce69" table:formula="of:=VLOOKUP([.$B58];[.$A$2:.$H30];2;0)*[.$Q58]" office:value-type="float" office:value="4101.3">
            <text:p>4101.3</text:p>
          </table:table-cell>
          <table:table-cell table:style-name="ce69" table:formula="of:=VLOOKUP([.$B58];[.$A$2:.$H30];4;0)*[.$Q58]" office:value-type="float" office:value="6151.95">
            <text:p>6151.95</text:p>
          </table:table-cell>
          <table:table-cell table:style-name="ce69"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9]*VLOOKUP([.$B59];[.$A$2:.$N33];11;0)+[.E59]*[.H59]*VLOOKUP([.$B59];[.$A$2:.$N33];12;0))*(1 + ([.D59]-[Variables.$B$7])*VLOOKUP([.$B59];[.$A$2:.$O33];13;0)/100)" office:value-type="float" office:value="700">
            <text:p>700</text:p>
          </table:table-cell>
          <table:table-cell table:style-name="ce69" table:formula="of:=VLOOKUP([.$B59];[.$A$2:.$H30];2;0)*[.$Q59]" office:value-type="float" office:value="4900">
            <text:p>4900</text:p>
          </table:table-cell>
          <table:table-cell table:style-name="ce69" table:formula="of:=VLOOKUP([.$B59];[.$A$2:.$H30];4;0)*[.$Q59]" office:value-type="float" office:value="7000">
            <text:p>7000</text:p>
          </table:table-cell>
          <table:table-cell table:style-name="ce69"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69" table:formula="of:=([.C60]*VLOOKUP([.$B60];[.$A$2:.$N34];11;0)+[.E60]*[.H60]*VLOOKUP([.$B60];[.$A$2:.$N34];12;0))*(1 + ([.D60]-[Variables.$B$7])*VLOOKUP([.$B60];[.$A$2:.$O34];13;0)/100)" office:value-type="float" office:value="900">
            <text:p>900</text:p>
          </table:table-cell>
          <table:table-cell table:style-name="ce69" table:formula="of:=VLOOKUP([.$B60];[.$A$2:.$H31];2;0)*[.$Q60]" office:value-type="float" office:value="6300">
            <text:p>6300</text:p>
          </table:table-cell>
          <table:table-cell table:style-name="ce69" table:formula="of:=VLOOKUP([.$B60];[.$A$2:.$H31];4;0)*[.$Q60]" office:value-type="float" office:value="9000">
            <text:p>9000</text:p>
          </table:table-cell>
          <table:table-cell table:style-name="ce69"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3"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3"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2]/[.$Z$61]" office:value-type="float" office:value="307.5">
            <text:p>307.5</text:p>
          </table:table-cell>
          <table:table-cell table:style-name="ce69" table:formula="of:=[.R62]/[.$Z$61]" office:value-type="float" office:value="768.75">
            <text:p>768.75</text:p>
          </table:table-cell>
          <table:table-cell table:style-name="ce69" table:formula="of:=[.S62]/[.$Z$61]" office:value-type="float" office:value="1076.25">
            <text:p>1076.25</text:p>
          </table:table-cell>
          <table:table-cell table:style-name="ce69"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3"/>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5];11;0)+[.E62]*[.H62]*VLOOKUP([.$B62];[.$A$2:.$N35];12;0))*(1 + ([.D62]-[Variables.$B$7])*VLOOKUP([.$B62];[.$A$2:.$O35];13;0)/100)" office:value-type="float" office:value="1537.5">
            <text:p>1537.5</text:p>
          </table:table-cell>
          <table:table-cell table:style-name="ce69" table:formula="of:=VLOOKUP([.$B62];[.$A$2:.$H50];2;0)*[.$Q62]" office:value-type="float" office:value="3843.75">
            <text:p>3843.75</text:p>
          </table:table-cell>
          <table:table-cell table:style-name="ce69" table:formula="of:=VLOOKUP([.$B62];[.$A$2:.$H50];4;0)*[.$Q62]" office:value-type="float" office:value="5381.25">
            <text:p>5381.25</text:p>
          </table:table-cell>
          <table:table-cell table:style-name="ce69"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3"/>
          <table:table-cell table:formula="of:=[.C62]*TBLFIND([.$A$1:.$N$27];[.B62]; [.$N$1])" office:value-type="float" office:value="7.2">
            <text:p>7.2</text:p>
          </table:table-cell>
          <table:table-cell table:style-name="ce23" table:formula="of:=[.C62]*TBLFIND([.$A$1:.$O$27];[.B62]; [.$O$1])" office:value-type="float" office:value="21.6">
            <text:p>21.6</text:p>
          </table:table-cell>
          <table:table-cell table:number-columns-repeated="999"/>
        </table:table-row>
        <table:table-row table:style-name="ro1">
          <table:table-cell table:style-name="ce57" office:value-type="string">
            <text:p>Cyrix</text:p>
          </table:table-cell>
          <table:table-cell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69" table:formula="of:=([.C63]*VLOOKUP([.$B63];[.$A$2:.$N36];11;0)+[.E63]*[.H63]*VLOOKUP([.$B63];[.$A$2:.$N36];12;0))*(1 + ([.D63]-[Variables.$B$7])*VLOOKUP([.$B63];[.$A$2:.$O36];13;0)/100)" office:value-type="float" office:value="2245.46">
            <text:p>2245.46</text:p>
          </table:table-cell>
          <table:table-cell table:style-name="ce69" table:formula="of:=VLOOKUP([.$B63];[.$A$2:.$H51];2;0)*[.$Q63]" office:value-type="float" office:value="5838.196">
            <text:p>5838.2</text:p>
          </table:table-cell>
          <table:table-cell table:style-name="ce69" table:formula="of:=VLOOKUP([.$B63];[.$A$2:.$H51];4;0)*[.$Q63]" office:value-type="float" office:value="8083.656">
            <text:p>8083.66</text:p>
          </table:table-cell>
          <table:table-cell table:style-name="ce69"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3"/>
          <table:table-cell table:formula="of:=[.C63]*TBLFIND([.$A$1:.$N$27];[.B63]; [.$N$1])" office:value-type="float" office:value="10.024">
            <text:p>10.02</text:p>
          </table:table-cell>
          <table:table-cell table:style-name="ce23" table:formula="of:=[.C63]*TBLFIND([.$A$1:.$O$27];[.B63]; [.$O$1])" office:value-type="float" office:value="30.072">
            <text:p>30.07</text:p>
          </table:table-cell>
          <table:table-cell table:number-columns-repeated="999"/>
        </table:table-row>
        <table:table-row table:style-name="ro1">
          <table:table-cell table:style-name="ce57" office:value-type="string">
            <text:p>Rhyno</text:p>
          </table:table-cell>
          <table:table-cell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6039in" draw:caption-point-x="-0.2402in" draw:caption-point-y="0.6087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69" table:formula="of:=([.C64]*VLOOKUP([.$B64];[.$A$2:.$N37];11;0)+[.E64]*[.H64]*VLOOKUP([.$B64];[.$A$2:.$N37];12;0))*(1 + ([.D64]-[Variables.$B$7])*VLOOKUP([.$B64];[.$A$2:.$O37];13;0)/100)" office:value-type="float" office:value="6916">
            <text:p>6916</text:p>
          </table:table-cell>
          <table:table-cell table:style-name="ce69" table:formula="of:=VLOOKUP([.$B64];[.$A$2:.$H52];2;0)*[.$Q64]" office:value-type="float" office:value="20748">
            <text:p>20748</text:p>
          </table:table-cell>
          <table:table-cell table:style-name="ce69" table:formula="of:=VLOOKUP([.$B64];[.$A$2:.$H52];4;0)*[.$Q64]" office:value-type="float" office:value="31122">
            <text:p>31122</text:p>
          </table:table-cell>
          <table:table-cell table:style-name="ce69"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3" table:formula="of:=ROUND([.W60]*0.33)" office:value-type="float" office:value="411">
            <text:p>411</text:p>
          </table:table-cell>
          <table:table-cell table:formula="of:=[.C64]*TBLFIND([.$A$1:.$N$27];[.B64]; [.$N$1])" office:value-type="float" office:value="17.2">
            <text:p>17.2</text:p>
          </table:table-cell>
          <table:table-cell table:style-name="ce23" table:formula="of:=[.C64]*TBLFIND([.$A$1:.$O$27];[.B64]; [.$O$1])" office:value-type="float" office:value="51.6">
            <text:p>51.6</text:p>
          </table:table-cell>
          <table:table-cell table:number-columns-repeated="999"/>
        </table:table-row>
        <table:table-row table:style-name="ro1">
          <table:table-cell table:style-name="ce57" office:value-type="string">
            <text:p>Rhyno Gun1</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8];11;0)+[.E65]*[.H65]*VLOOKUP([.$B65];[.$A$2:.$N38];12;0))*(1 + ([.D65]-[Variables.$B$7])*VLOOKUP([.$B65];[.$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39];11;0)+[.E66]*[.H66]*VLOOKUP([.$B66];[.$A$2:.$N39];12;0))*(1 + ([.D66]-[Variables.$B$7])*VLOOKUP([.$B66];[.$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69" table:formula="of:=([.C67]*VLOOKUP([.$B67];[.$A$2:.$N40];11;0)+[.E67]*[.H67]*VLOOKUP([.$B67];[.$A$2:.$N40];12;0))*(1 + ([.D67]-[Variables.$B$7])*VLOOKUP([.$B67];[.$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3205in" draw:caption-point-x="-0.2402in" draw:caption-point-y="0.6087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3205in" draw:caption-point-x="-0.2402in" draw:caption-point-y="0.6087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1];11;0)+[.E68]*[.H68]*VLOOKUP([.$B68];[.$A$2:.$N41];12;0))*(1 + ([.D68]-[Variables.$B$7])*VLOOKUP([.$B68];[.$A$2:.$O41];13;0)/100)" office:value-type="float" office:value="3731.2">
            <text:p>3731.2</text:p>
          </table:table-cell>
          <table:table-cell table:style-name="ce69" table:formula="of:=VLOOKUP([.$B68];[.$A$2:.$H53];2;0)*[.$Q68]" office:value-type="float" office:value="9701.12">
            <text:p>9701.12</text:p>
          </table:table-cell>
          <table:table-cell table:style-name="ce69" table:formula="of:=VLOOKUP([.$B68];[.$A$2:.$H53];4;0)*[.$Q68]" office:value-type="float" office:value="13432.32">
            <text:p>13432.32</text:p>
          </table:table-cell>
          <table:table-cell table:style-name="ce69"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3" table:formula="of:=[.C68]*TBLFIND([.$A$1:.$O$27];[.B68];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5in" draw:caption-point-x="-0.2402in" draw:caption-point-y="0.6087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5in" draw:caption-point-x="-0.2402in" draw:caption-point-y="0.6087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69" table:formula="of:=([.C69]*VLOOKUP([.$B69];[.$A$2:.$N42];11;0)+[.E69]*[.H69]*VLOOKUP([.$B69];[.$A$2:.$N42];12;0))*(1 + ([.D69]-[Variables.$B$7])*VLOOKUP([.$B69];[.$A$2:.$O42];13;0)/100)" office:value-type="float" office:value="3213.82">
            <text:p>3213.82</text:p>
          </table:table-cell>
          <table:table-cell table:style-name="ce69" table:formula="of:=VLOOKUP([.$B69];[.$A$2:.$H54];2;0)*[.$Q69]" office:value-type="float" office:value="8355.932">
            <text:p>8355.93</text:p>
          </table:table-cell>
          <table:table-cell table:style-name="ce69" table:formula="of:=VLOOKUP([.$B69];[.$A$2:.$H54];4;0)*[.$Q69]" office:value-type="float" office:value="11569.752">
            <text:p>11569.75</text:p>
          </table:table-cell>
          <table:table-cell table:style-name="ce69"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3"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6791in" draw:caption-point-x="-0.2402in" draw:caption-point-y="0.6087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3];11;0)+[.E70]*[.H70]*VLOOKUP([.$B70];[.$A$2:.$N43];12;0))*(1 + ([.D70]-[Variables.$B$7])*VLOOKUP([.$B70];[.$A$2:.$O43];13;0)/100)" office:value-type="float" office:value="91">
            <text:p>91</text:p>
          </table:table-cell>
          <table:table-cell table:style-name="ce69" table:formula="of:=VLOOKUP([.$B70];[.$A$2:.$H56];2;0)*[.$Q70]" office:value-type="float" office:value="273">
            <text:p>273</text:p>
          </table:table-cell>
          <table:table-cell table:style-name="ce69" table:formula="of:=VLOOKUP([.$B70];[.$A$2:.$H56];4;0)*[.$Q70]" office:value-type="float" office:value="546">
            <text:p>546</text:p>
          </table:table-cell>
          <table:table-cell table:style-name="ce69"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1]*VLOOKUP([.$B71];[.$A$2:.$N44];11;0)+[.E71]*[.H71]*VLOOKUP([.$B71];[.$A$2:.$N44];12;0))*(1 + ([.D71]-[Variables.$B$7])*VLOOKUP([.$B71];[.$A$2:.$O44];13;0)/100)" office:value-type="float" office:value="234.78">
            <text:p>234.78</text:p>
          </table:table-cell>
          <table:table-cell table:style-name="ce69" table:formula="of:=VLOOKUP([.$B71];[.$A$2:.$H57];2;0)*[.$Q71]" office:value-type="float" office:value="563.472">
            <text:p>563.47</text:p>
          </table:table-cell>
          <table:table-cell table:style-name="ce69" table:formula="of:=VLOOKUP([.$B71];[.$A$2:.$H57];4;0)*[.$Q71]" office:value-type="float" office:value="1126.944">
            <text:p>1126.94</text:p>
          </table:table-cell>
          <table:table-cell table:style-name="ce69"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4"/>
          <table:table-cell table:style-name="ce56"/>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2]*VLOOKUP([.$B72];[.$A$2:.$N45];11;0)+[.E73]*[.H73]*VLOOKUP([.$B72];[.$A$2:.$N45];12;0))*(1 + ([.D72]-[Variables.$B$7])*VLOOKUP([.$B72];[.$A$2:.$O45];13;0)/100)" office:value-type="float" office:value="391.53">
            <text:p>391.53</text:p>
          </table:table-cell>
          <table:table-cell table:style-name="ce69" table:formula="of:=VLOOKUP([.$B72];[.$A$2:.$H59];2;0)*[.$Q72]" office:value-type="float" office:value="1174.59">
            <text:p>1174.59</text:p>
          </table:table-cell>
          <table:table-cell table:style-name="ce69" table:formula="of:=VLOOKUP([.$B72];[.$A$2:.$H59];4;0)*[.$Q72]" office:value-type="float" office:value="1820.6145">
            <text:p>1820.61</text:p>
          </table:table-cell>
          <table:table-cell table:style-name="ce69"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1"/>
          <table:table-cell/>
          <table:table-cell table:style-name="ce74" table:formula="of:=ROUND([.E81]/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6:.E77])" office:value-type="float" office:value="120">
            <text:p>120</text:p>
          </table:table-cell>
          <table:table-cell table:style-name="ce74"/>
          <table:table-cell table:style-name="ce56"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5]*VLOOKUP([.$B75];[.$A$2:.$N46];11;0)+[.E75]*[.H75]*VLOOKUP([.$B75];[.$A$2:.$N46];12;0))*(1 + ([.D75]-[Variables.$B$7])*VLOOKUP([.$B75];[.$A$2:.$O46];13;0)/100)" office:value-type="float" office:value="786.84">
            <text:p>786.84</text:p>
          </table:table-cell>
          <table:table-cell table:style-name="ce69" table:formula="of:=VLOOKUP([.$B75];[.$A$2:.$H62];2;0)*[.$Q75]" office:value-type="float" office:value="2360.52">
            <text:p>2360.52</text:p>
          </table:table-cell>
          <table:table-cell table:style-name="ce69" table:formula="of:=VLOOKUP([.$B75];[.$A$2:.$H62];4;0)*[.$Q75]" office:value-type="float" office:value="3540.78">
            <text:p>3540.78</text:p>
          </table:table-cell>
          <table:table-cell table:style-name="ce69"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1" table:formula="of:=[.C76]" office:value-type="float" office:value="900">
            <text:p>900</text:p>
          </table:table-cell>
          <table:table-cell table:formula="of:=[.D76]"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113in" draw:caption-point-x="-0.2402in" draw:caption-point-y="0.608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1" table:formula="of:=[.C64]*1.25" office:value-type="float" office:value="26875">
            <text:p>26875</text:p>
          </table:table-cell>
          <table:table-cell office:value-type="float" office:value="7">
            <text:p>7</text:p>
          </table:table-cell>
          <table:table-cell table:style-name="ce74" table:formula="of:=AVERAGE([.E79:.E80])" office:value-type="float" office:value="262.5">
            <text:p>262.5</text:p>
          </table:table-cell>
          <table:table-cell table:style-name="ce74"/>
          <table:table-cell table:style-name="ce74"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8]*VLOOKUP([.$B78];[.$A$2:.$N47];11;0)+[.E78]*[.H78]*VLOOKUP([.$B78];[.$A$2:.$N47];12;0))*(1 + ([.D79]-[Variables.$B$7])*VLOOKUP([.$B78];[.$A$2:.$O47];13;0)/100)" office:value-type="float" office:value="3244.125">
            <text:p>3244.13</text:p>
          </table:table-cell>
          <table:table-cell table:style-name="ce69" table:formula="of:=VLOOKUP([.$B78];[.$A$2:.$H63];2;0)*[.$Q78]" office:value-type="float" office:value="9732.375">
            <text:p>9732.38</text:p>
          </table:table-cell>
          <table:table-cell table:style-name="ce69" table:formula="of:=VLOOKUP([.$B78];[.$A$2:.$H63];4;0)*[.$Q78]" office:value-type="float" office:value="14598.5625">
            <text:p>14598.56</text:p>
          </table:table-cell>
          <table:table-cell table:style-name="ce69"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3"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1" table:formula="of:=[.C78]" office:value-type="float" office:value="26875">
            <text:p>26875</text:p>
          </table:table-cell>
          <table:table-cell/>
          <table:table-cell table:style-name="ce77" table:formula="of:=[.E65]*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799in" draw:caption-point-x="-0.2402in" draw:caption-point-y="0.599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1" table:formula="of:=[.C79]" office:value-type="float" office:value="26875">
            <text:p>26875</text:p>
          </table:table-cell>
          <table:table-cell/>
          <table:table-cell table:style-name="ce74" table:formula="of:=[.E67]*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504in" draw:caption-point-x="-0.2402in" draw:caption-point-y="0.608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1" table:formula="of:=[.C62]*1.25" office:value-type="float" office:value="2812.5">
            <text:p>2812.5</text:p>
          </table:table-cell>
          <table:table-cell table:formula="of:=[.D62]+1" office:value-type="float" office:value="11">
            <text:p>11</text:p>
          </table:table-cell>
          <table:table-cell table:style-name="ce74" table:formula="of:=[.E62]*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1]*VLOOKUP([.$B81];[.$A$2:.$N48];11;0)+[.E81]*[.H81]*VLOOKUP([.$B81];[.$A$2:.$N48];12;0))*(1 + ([.D81]-[Variables.$B$7])*VLOOKUP([.$B81];[.$A$2:.$O48];13;0)/100)" office:value-type="float" office:value="1534.78125">
            <text:p>1534.78</text:p>
          </table:table-cell>
          <table:table-cell table:style-name="ce69" table:formula="of:=VLOOKUP([.$B81];[.$A$2:.$H64];2;0)*[.$Q81]" office:value-type="float" office:value="3836.953125">
            <text:p>3836.95</text:p>
          </table:table-cell>
          <table:table-cell table:style-name="ce69" table:formula="of:=VLOOKUP([.$B81];[.$A$2:.$H64];4;0)*[.$Q81]" office:value-type="float" office:value="5371.734375">
            <text:p>5371.73</text:p>
          </table:table-cell>
          <table:table-cell table:style-name="ce69"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3" table:formula="of:=[.C81]*TBLFIND([.$A$1:.$O$27];[.B81];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8295in" draw:caption-point-x="-0.2402in" draw:caption-point-y="0.608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69"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2]*VLOOKUP([.$B82];[.$A$2:.$N49];11;0)+[.E83]*[.H83]*VLOOKUP([.$B82];[.$A$2:.$N49];12;0))*(1 + ([.D82]-[Variables.$B$7])*VLOOKUP([.$B82];[.$A$2:.$O49];13;0)/100)" office:value-type="float" office:value="2157.5535">
            <text:p>2157.55</text:p>
          </table:table-cell>
          <table:table-cell table:style-name="ce69" table:formula="of:=VLOOKUP([.$B82];[.$A$2:.$H68];2;0)*[.$Q82]" office:value-type="float" office:value="5609.6391">
            <text:p>5609.64</text:p>
          </table:table-cell>
          <table:table-cell table:style-name="ce69" table:formula="of:=VLOOKUP([.$B82];[.$A$2:.$H68];4;0)*[.$Q82]" office:value-type="float" office:value="7767.1926">
            <text:p>7767.19</text:p>
          </table:table-cell>
          <table:table-cell table:style-name="ce69"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3"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69"/>
          <table:table-cell/>
          <table:table-cell table:style-name="ce56" table:formula="of:=[.E63]*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69in" draw:caption-point-x="-0.2402in" draw:caption-point-y="0.599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85in" draw:caption-point-x="-0.2402in" draw:caption-point-y="0.607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0];11;0)+[.E85]*[.H85]*VLOOKUP([.$B85];[.$A$2:.$N50];12;0))*(1 + ([.D85]-[Variables.$B$7])*VLOOKUP([.$B85];[.$A$2:.$O50];13;0)/100)" office:value-type="float" office:value="1943.4">
            <text:p>1943.4</text:p>
          </table:table-cell>
          <table:table-cell table:style-name="ce69" table:formula="of:=VLOOKUP([.$B85];[.$A$2:.$H69];2;0)*[.$Q85]" office:value-type="float" office:value="2526.42">
            <text:p>2526.42</text:p>
          </table:table-cell>
          <table:table-cell table:style-name="ce69" table:formula="of:=VLOOKUP([.$B85];[.$A$2:.$H69];4;0)*[.$Q85]" office:value-type="float" office:value="5247.18">
            <text:p>5247.18</text:p>
          </table:table-cell>
          <table:table-cell table:style-name="ce69" table:formula="of:=VLOOKUP([.$B85];[.$A$2:.$H69];6;0)*[.$Q85]"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476in" draw:caption-point-x="-0.2402in" draw:caption-point-y="0.607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1];11;0)+[.E86]*[.H86]*VLOOKUP([.$B86];[.$A$2:.$N51];12;0))*(1 + ([.D86]-[Variables.$B$7])*VLOOKUP([.$B86];[.$A$2:.$O51];13;0)/100)" office:value-type="float" office:value="4450">
            <text:p>4450</text:p>
          </table:table-cell>
          <table:table-cell table:style-name="ce69" table:formula="of:=VLOOKUP([.$B86];[.$A$2:.$H70];2;0)*[.$Q86]" office:value-type="float" office:value="5785">
            <text:p>5785</text:p>
          </table:table-cell>
          <table:table-cell table:style-name="ce69" table:formula="of:=VLOOKUP([.$B86];[.$A$2:.$H70];4;0)*[.$Q86]" office:value-type="float" office:value="12015">
            <text:p>12015</text:p>
          </table:table-cell>
          <table:table-cell table:style-name="ce69" table:formula="of:=VLOOKUP([.$B86];[.$A$2:.$H70];6;0)*[.$Q86]"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7268in" draw:caption-point-x="-0.2402in" draw:caption-point-y="0.607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7]*VLOOKUP([.$B87];[.$A$2:.$N52];11;0)+[.E87]*[.H87]*VLOOKUP([.$B87];[.$A$2:.$N52];12;0))*(1 + ([.D87]-[Variables.$B$7])*VLOOKUP([.$B87];[.$A$2:.$O52];13;0)/100)" office:value-type="float" office:value="4320">
            <text:p>4320</text:p>
          </table:table-cell>
          <table:table-cell table:style-name="ce69" table:formula="of:=VLOOKUP([.$B87];[.$A$2:.$H71];2;0)*[.$Q87]" office:value-type="float" office:value="5616">
            <text:p>5616</text:p>
          </table:table-cell>
          <table:table-cell table:style-name="ce69" table:formula="of:=VLOOKUP([.$B87];[.$A$2:.$H71];4;0)*[.$Q87]" office:value-type="float" office:value="11664">
            <text:p>11664</text:p>
          </table:table-cell>
          <table:table-cell table:style-name="ce69" table:formula="of:=VLOOKUP([.$B87];[.$A$2:.$H71];6;0)*[.$Q87]" office:value-type="float" office:value="1728">
            <text:p>1728</text:p>
          </table:table-cell>
          <table:table-cell table:number-columns-repeated="4"/>
          <table:table-cell table:style-name="ce23"/>
          <table:table-cell table:number-columns-repeated="999"/>
        </table:table-row>
        <table:table-row table:style-name="ro1">
          <table:table-cell/>
          <table:table-cell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69" table:formula="of:=([.C88]*VLOOKUP([.$B88];[.$A$2:.$N53];11;0)+[.E88]*[.H88]*VLOOKUP([.$B88];[.$A$2:.$N53];12;0))*(1 + ([.D88]-[Variables.$B$7])*VLOOKUP([.$B88];[.$A$2:.$O53];13;0)/100)" office:value-type="float" office:value="0">
            <text:p>0</text:p>
          </table:table-cell>
          <table:table-cell table:style-name="ce69" table:formula="of:=VLOOKUP([.$B88];[.$A$2:.$H72];2;0)*[.$Q88]" office:value-type="float" office:value="0">
            <text:p>0</text:p>
          </table:table-cell>
          <table:table-cell table:style-name="ce69" table:formula="of:=VLOOKUP([.$B88];[.$A$2:.$H72];4;0)*[.$Q88]" office:value-type="float" office:value="0">
            <text:p>0</text:p>
          </table:table-cell>
          <table:table-cell table:style-name="ce69"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3" table:formula="of:=[.C88]*TBLFIND([.$A$1:.$O$27];[.B88]; [.$O$1])" office:value-type="float" office:value="0">
            <text:p>0</text:p>
          </table:table-cell>
          <table:table-cell table:number-columns-repeated="999"/>
        </table:table-row>
        <table:table-row table:style-name="ro1">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9]; [.$A93]; [.$I$51]); TBLFIND([.$A$51:.$T$89]; [.$B93]; [.$M$51]); TBLFIND([.$A$51:.$T$89]; [.$A93]; [.$E$51]); TBLFIND([.$A$51:.$T$89]; [.$A93]; [.$H$51]))" office:value-type="float" office:value="140">
            <text:p>140</text:p>
          </table:table-cell>
          <table:table-cell table:style-name="ce23"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3" table:formula="of:=[.D93]/[.D94]" office:value-type="float" office:value="0.729166666666667">
            <text:p>0.73</text:p>
          </table:table-cell>
          <table:table-cell table:style-name="ce23" table:formula="of:=VTBLFIND([.$A93]; [.$A$51:.$T$90]; [.C$51])/VTBLFIND([.$B93]; [.$A$51:.$T$90];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3]" office:value-type="string" office:string-value="Azure">
            <text:p>Azure</text:p>
          </table:table-cell>
          <table:table-cell table:style-name="ce68" table:formula="of:=[.A93]" office:value-type="string" office:string-value="Scorpion" table:number-columns-spanned="2" table:number-rows-spanned="1">
            <text:p>Scorpion</text:p>
          </table:table-cell>
          <table:covered-table-cell table:style-name="ce60"/>
          <table:table-cell table:style-name="ce75" table:formula="of:=DAMAGETOARMOR([.$A$30:.$C$48]; TBLFIND([.$A$51:.$T$89]; [.$A94]; [.$I$51]); TBLFIND([.$A$51:.$T$89]; [.$B94]; [.$M$51]); TBLFIND([.$A$51:.$T$89]; [.$A94]; [.$E$51]); TBLFIND([.$A$51:.$T$89]; [.$A94]; [.$H$51]))" office:value-type="float" office:value="192">
            <text:p>192</text:p>
          </table:table-cell>
          <table:table-cell table:style-name="ce75" table:formula="of:=TBLFIND([.$A$51:.$Y$90]; [.$B94]; [.$C$51])/[.$D94]" office:value-type="float" office:value="13.0208333333333">
            <text:p>13.02</text:p>
          </table:table-cell>
          <table:table-cell table:style-name="ce60" table:formula="of:=VTBLFIND([.$A94]; [.$A$51:.$T$90]; [.R$51])/VTBLFIND([.$B94]; [.$A$51:.$T$90]; [.R$51])" office:value-type="float" office:value="0.834572356549982">
            <text:p>0.83</text:p>
          </table:table-cell>
          <table:table-cell table:style-name="ce60" table:formula="of:=VTBLFIND([.$A94]; [.$A$51:.$T$90]; [.S$51])/VTBLFIND([.$B94]; [.$A$51:.$T$90]; [.S$51])" office:value-type="float" office:value="0.834572356549982">
            <text:p>0.83</text:p>
          </table:table-cell>
          <table:table-cell table:style-name="ce60" table:formula="of:=VTBLFIND([.$A94]; [.$A$51:.$T$90]; [.T$51])/VTBLFIND([.$B94]; [.$A$51:.$T$90]; [.T$51])" office:value-type="float" office:value="0.834572356549982">
            <text:p>0.83</text:p>
          </table:table-cell>
          <table:table-cell table:style-name="ce75" table:formula="of:=[.D94]/[.D93]" office:value-type="float" office:value="1.37142857142857">
            <text:p>1.37</text:p>
          </table:table-cell>
          <table:table-cell table:style-name="ce75" table:formula="of:=VTBLFIND([.$A94]; [.$A$51:.$T$90]; [.C$51])/VTBLFIND([.$B94]; [.$A$51:.$T$90];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9]; [.$A$97]; [.R$51])" office:value-type="float" office:value="3843.75">
            <text:p>3843.75</text:p>
          </table:table-cell>
          <table:table-cell table:style-name="ce65" table:formula="of:=TBLFIND([.$A$51:.$W$89]; [.$A$97]; [.S$51])" office:value-type="float" office:value="5381.25">
            <text:p>5381.25</text:p>
          </table:table-cell>
          <table:table-cell table:style-name="ce65" table:formula="of:=TBLFIND([.$A$51:.$W$89]; [.$A$97];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2];[Main.$C$3:.$M$3]) * SHOURS(1) / [.$B$97]" office:value-type="float" office:value="0.00257560975609756">
            <text:p>0</text:p>
          </table:table-cell>
          <table:table-cell table:style-name="ce72"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3" table:formula="of:=SUPERFORMULA([.$A102];[Main.$C$3:.$M$3]) * SDAYS(1) / [.$B$97]" office:value-type="float" office:value="0.0618146341463415">
            <text:p>0.06</text:p>
          </table:table-cell>
          <table:table-cell table:style-name="ce72"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3" table:formula="of:=SUPERFORMULA([.$A102];[Main.$C$3:.$M$3]) * SWEEKS(1) / [.$B$97]" office:value-type="float" office:value="0.43270243902439">
            <text:p>0.43</text:p>
          </table:table-cell>
          <table:table-cell table:style-name="ce65" table:formula="of:=SUPERFORMULA([.$A102];[Main.$C$16:.$M$16]) * SWEEKS(1) / [.$C$97]" office:value-type="float" office:value="0.674341463414634">
            <text:p>0.67</text:p>
          </table:table-cell>
          <table:table-cell table:style-name="ce23" table:formula="of:=SUPERFORMULA([.$A102];[Main.$C$33:.$M$33]) * SWEEKS(1) / [.$D$97]" office:value-type="float" office:value="1.68585365853659">
            <text:p>1.69</text:p>
          </table:table-cell>
          <table:table-cell/>
          <table:table-cell table:style-name="ce23" table:formula="of:=SUPERFORMULA([.$A102];[Main.$C$3:.$M$3]) * SMONTHS(1) / [.$B$97]" office:value-type="float" office:value="1.85443902439024">
            <text:p>1.85</text:p>
          </table:table-cell>
          <table:table-cell table:style-name="ce65" table:formula="of:=SUPERFORMULA([.$A102];[Main.$C$16:.$M$16]) * SMONTHS(1) / [.$C$97]" office:value-type="float" office:value="2.89003484320558">
            <text:p>2.89</text:p>
          </table:table-cell>
          <table:table-cell table:style-name="ce65"/>
          <table:table-cell table:style-name="ce23"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3];[Main.$C$3:.$M$3]) * SHOURS(1) / [.$B$97]" office:value-type="float" office:value="0.00518483049952919">
            <text:p>0.01</text:p>
          </table:table-cell>
          <table:table-cell table:style-name="ce72"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3" table:formula="of:=SUPERFORMULA([.$A103];[Main.$C$3:.$M$3]) * SDAYS(1) / [.$B$97]" office:value-type="float" office:value="0.124435931988701">
            <text:p>0.12</text:p>
          </table:table-cell>
          <table:table-cell table:style-name="ce72"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3" table:formula="of:=SUPERFORMULA([.$A103];[Main.$C$3:.$M$3]) * SWEEKS(1) / [.$B$97]" office:value-type="float" office:value="0.871051523920904">
            <text:p>0.87</text:p>
          </table:table-cell>
          <table:table-cell table:style-name="ce65" table:formula="of:=SUPERFORMULA([.$A103];[Main.$C$16:.$M$16]) * SWEEKS(1) / [.$C$97]" office:value-type="float" office:value="1.36481620074962">
            <text:p>1.36</text:p>
          </table:table-cell>
          <table:table-cell table:style-name="ce23" table:formula="of:=SUPERFORMULA([.$A103];[Main.$C$33:.$M$33]) * SWEEKS(1) / [.$D$97]" office:value-type="float" office:value="3.38784059099352">
            <text:p>3.39</text:p>
          </table:table-cell>
          <table:table-cell/>
          <table:table-cell table:style-name="ce23" table:formula="of:=SUPERFORMULA([.$A103];[Main.$C$3:.$M$3]) * SMONTHS(1) / [.$B$97]" office:value-type="float" office:value="3.73307795966102">
            <text:p>3.73</text:p>
          </table:table-cell>
          <table:table-cell table:style-name="ce65" table:formula="of:=SUPERFORMULA([.$A103];[Main.$C$16:.$M$16]) * SMONTHS(1) / [.$C$97]" office:value-type="float" office:value="5.84921228892695">
            <text:p>5.85</text:p>
          </table:table-cell>
          <table:table-cell table:style-name="ce65"/>
          <table:table-cell table:style-name="ce23"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4];[Main.$C$3:.$M$3]) * SHOURS(1) / [.$B$97]" office:value-type="float" office:value="0.010441707727607">
            <text:p>0.01</text:p>
          </table:table-cell>
          <table:table-cell table:style-name="ce72"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3" table:formula="of:=SUPERFORMULA([.$A104];[Main.$C$3:.$M$3]) * SDAYS(1) / [.$B$97]" office:value-type="float" office:value="0.250600985462567">
            <text:p>0.25</text:p>
          </table:table-cell>
          <table:table-cell table:style-name="ce72"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3" table:formula="of:=SUPERFORMULA([.$A104];[Main.$C$3:.$M$3]) * SWEEKS(1) / [.$B$97]" office:value-type="float" office:value="1.75420689823797">
            <text:p>1.75</text:p>
          </table:table-cell>
          <table:table-cell table:style-name="ce65" table:formula="of:=SUPERFORMULA([.$A104];[Main.$C$16:.$M$16]) * SWEEKS(1) / [.$C$97]" office:value-type="float" office:value="2.76421483120257">
            <text:p>2.76</text:p>
          </table:table-cell>
          <table:table-cell table:style-name="ce23" table:formula="of:=SUPERFORMULA([.$A104];[Main.$C$33:.$M$33]) * SWEEKS(1) / [.$D$97]" office:value-type="float" office:value="6.81026361169038">
            <text:p>6.81</text:p>
          </table:table-cell>
          <table:table-cell/>
          <table:table-cell table:style-name="ce23" table:formula="of:=SUPERFORMULA([.$A104];[Main.$C$3:.$M$3]) * SMONTHS(1) / [.$B$97]" office:value-type="float" office:value="7.51802956387703">
            <text:p>7.52</text:p>
          </table:table-cell>
          <table:table-cell table:style-name="ce65" table:formula="of:=SUPERFORMULA([.$A104];[Main.$C$16:.$M$16]) * SMONTHS(1) / [.$C$97]" office:value-type="float" office:value="11.8466349908682">
            <text:p>11.85</text:p>
          </table:table-cell>
          <table:table-cell table:style-name="ce65"/>
          <table:table-cell table:style-name="ce23"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5];[Main.$C$3:.$M$3]) * SHOURS(1) / [.$B$97]" office:value-type="float" office:value="0.0183813537502299">
            <text:p>0.02</text:p>
          </table:table-cell>
          <table:table-cell table:style-name="ce72"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3" table:formula="of:=SUPERFORMULA([.$A105];[Main.$C$3:.$M$3]) * SDAYS(1) / [.$B$97]" office:value-type="float" office:value="0.441152490005517">
            <text:p>0.44</text:p>
          </table:table-cell>
          <table:table-cell table:style-name="ce72"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3" table:formula="of:=SUPERFORMULA([.$A105];[Main.$C$3:.$M$3]) * SWEEKS(1) / [.$B$97]" office:value-type="float" office:value="3.08806743003862">
            <text:p>3.09</text:p>
          </table:table-cell>
          <table:table-cell table:style-name="ce65" table:formula="of:=SUPERFORMULA([.$A105];[Main.$C$16:.$M$16]) * SWEEKS(1) / [.$C$97]" office:value-type="float" office:value="4.88939126352498">
            <text:p>4.89</text:p>
          </table:table-cell>
          <table:table-cell table:style-name="ce23" table:formula="of:=SUPERFORMULA([.$A105];[Main.$C$33:.$M$33]) * SWEEKS(1) / [.$D$97]" office:value-type="float" office:value="11.9699766293786">
            <text:p>11.97</text:p>
          </table:table-cell>
          <table:table-cell/>
          <table:table-cell table:style-name="ce23" table:formula="of:=SUPERFORMULA([.$A105];[Main.$C$3:.$M$3]) * SMONTHS(1) / [.$B$97]" office:value-type="float" office:value="13.2345747001655">
            <text:p>13.23</text:p>
          </table:table-cell>
          <table:table-cell table:style-name="ce65" table:formula="of:=SUPERFORMULA([.$A105];[Main.$C$16:.$M$16]) * SMONTHS(1) / [.$C$97]" office:value-type="float" office:value="20.9545339865356">
            <text:p>20.95</text:p>
          </table:table-cell>
          <table:table-cell table:style-name="ce65"/>
          <table:table-cell table:style-name="ce23"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5"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5"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3" table:formula="of:=SUPERFORMULA([.$A107];[Main.$C$9:.$M$9]) * SWEEKS(1) / [.$B$97]" office:value-type="float" office:value="3.18626341463415">
            <text:p>3.19</text:p>
          </table:table-cell>
          <table:table-cell table:style-name="ce65" table:formula="of:=SUPERFORMULA([.$A107];[Main.$C$21:.$M$21]) * SWEEKS(1) / [.$C$97]" office:value-type="float" office:value="8.336064147376">
            <text:p>8.34</text:p>
          </table:table-cell>
          <table:table-cell table:style-name="ce23" table:formula="of:=SUPERFORMULA([.$A107];[Main.$C$39:.$M$39]) * SWEEKS(1) / [.$D$97]" office:value-type="float" office:value="11.6885853658537">
            <text:p>11.69</text:p>
          </table:table-cell>
          <table:table-cell/>
          <table:table-cell table:style-name="ce23" table:formula="of:=SUPERFORMULA([.$A107];[Main.$C$9:.$M$9]) * SMONTHS(1) / [.$B$97]" office:value-type="float" office:value="13.6554146341463">
            <text:p>13.66</text:p>
          </table:table-cell>
          <table:table-cell table:style-name="ce65" table:formula="of:=SUPERFORMULA([.$A107];[Main.$C$21:.$M$21]) * SMONTHS(1) / [.$C$97]" office:value-type="float" office:value="35.72598920304">
            <text:p>35.73</text:p>
          </table:table-cell>
          <table:table-cell table:style-name="ce65"/>
          <table:table-cell table:style-name="ce23"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5"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5"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3" table:formula="of:=SUPERFORMULA([.$A108];[Main.$C$9:.$M$9]) * SWEEKS(1) / [.$B$97]" office:value-type="float" office:value="4.17526917887691">
            <text:p>4.18</text:p>
          </table:table-cell>
          <table:table-cell table:style-name="ce65" table:formula="of:=SUPERFORMULA([.$A108];[Main.$C$21:.$M$21]) * SWEEKS(1) / [.$C$97]" office:value-type="float" office:value="10.2314500143165">
            <text:p>10.23</text:p>
          </table:table-cell>
          <table:table-cell table:style-name="ce23" table:formula="of:=SUPERFORMULA([.$A108];[Main.$C$39:.$M$39]) * SWEEKS(1) / [.$D$97]" office:value-type="float" office:value="18.2793302469505">
            <text:p>18.28</text:p>
          </table:table-cell>
          <table:table-cell/>
          <table:table-cell table:style-name="ce23" table:formula="of:=SUPERFORMULA([.$A108];[Main.$C$9:.$M$9]) * SMONTHS(1) / [.$B$97]" office:value-type="float" office:value="17.8940107666153">
            <text:p>17.89</text:p>
          </table:table-cell>
          <table:table-cell table:style-name="ce65" table:formula="of:=SUPERFORMULA([.$A108];[Main.$C$21:.$M$21]) * SMONTHS(1) / [.$C$97]" office:value-type="float" office:value="43.849071489928">
            <text:p>43.85</text:p>
          </table:table-cell>
          <table:table-cell table:style-name="ce65"/>
          <table:table-cell table:style-name="ce23"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5"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5"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3" table:formula="of:=SUPERFORMULA([.$A109];[Main.$C$9:.$M$9]) * SWEEKS(1) / [.$B$97]" office:value-type="float" office:value="5.27034568626113">
            <text:p>5.27</text:p>
          </table:table-cell>
          <table:table-cell table:style-name="ce65" table:formula="of:=SUPERFORMULA([.$A109];[Main.$C$21:.$M$21]) * SWEEKS(1) / [.$C$97]" office:value-type="float" office:value="12.2899392783431">
            <text:p>12.29</text:p>
          </table:table-cell>
          <table:table-cell table:style-name="ce23" table:formula="of:=SUPERFORMULA([.$A109];[Main.$C$39:.$M$39]) * SWEEKS(1) / [.$D$97]" office:value-type="float" office:value="25.8911659463779">
            <text:p>25.89</text:p>
          </table:table-cell>
          <table:table-cell/>
          <table:table-cell table:style-name="ce23" table:formula="of:=SUPERFORMULA([.$A109];[Main.$C$9:.$M$9]) * SMONTHS(1) / [.$B$97]" office:value-type="float" office:value="22.587195798262">
            <text:p>22.59</text:p>
          </table:table-cell>
          <table:table-cell table:style-name="ce65" table:formula="of:=SUPERFORMULA([.$A109];[Main.$C$21:.$M$21]) * SMONTHS(1) / [.$C$97]" office:value-type="float" office:value="52.6711683357563">
            <text:p>52.67</text:p>
          </table:table-cell>
          <table:table-cell table:style-name="ce65"/>
          <table:table-cell table:style-name="ce23"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5"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5"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3" table:formula="of:=SUPERFORMULA([.$A110];[Main.$C$9:.$M$9]) * SWEEKS(1) / [.$B$97]" office:value-type="float" office:value="6.4512">
            <text:p>6.45</text:p>
          </table:table-cell>
          <table:table-cell table:style-name="ce65" table:formula="of:=SUPERFORMULA([.$A110];[Main.$C$21:.$M$21]) * SWEEKS(1) / [.$C$97]" office:value-type="float" office:value="14.4744865512648">
            <text:p>14.47</text:p>
          </table:table-cell>
          <table:table-cell table:style-name="ce23" table:formula="of:=SUPERFORMULA([.$A110];[Main.$C$39:.$M$39]) * SWEEKS(1) / [.$D$97]" office:value-type="float" office:value="34.3110869268355">
            <text:p>34.31</text:p>
          </table:table-cell>
          <table:table-cell/>
          <table:table-cell table:style-name="ce23" table:formula="of:=SUPERFORMULA([.$A110];[Main.$C$9:.$M$9]) * SMONTHS(1) / [.$B$97]" office:value-type="float" office:value="27.648">
            <text:p>27.65</text:p>
          </table:table-cell>
          <table:table-cell table:style-name="ce65" table:formula="of:=SUPERFORMULA([.$A110];[Main.$C$21:.$M$21]) * SMONTHS(1) / [.$C$97]" office:value-type="float" office:value="62.033513791135">
            <text:p>62.03</text:p>
          </table:table-cell>
          <table:table-cell table:style-name="ce65"/>
          <table:table-cell table:style-name="ce23"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0"/>
        <table:table-column table:style-name="co15" table:default-cell-style-name="Default"/>
        <table:table-column table:style-name="co15" table:default-cell-style-name="ce22"/>
        <table:table-column table:style-name="co15" table:number-columns-repeated="7" table:default-cell-style-name="Default"/>
        <table:table-column table:style-name="co15" table:number-columns-repeated="2" table:default-cell-style-name="ce45"/>
        <table:table-column table:style-name="co15" table:number-columns-repeated="2" table:default-cell-style-name="ce50"/>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60]; 2; 0)/60" office:value-type="float" office:value="0">
            <text:p>#N/A</text:p>
          </table:table-cell>
          <table:table-cell table:formula="of:=VLOOKUP([.$C$1];[Main.$B$2:Main.$K$460]; 3; 0)*([.$A3]+VLOOKUP([.$C$1];[Main.$B$2:Main.$K$46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60]; 2; 0)/60" office:value-type="float" office:value="0">
            <text:p>#N/A</text:p>
          </table:table-cell>
          <table:table-cell table:formula="of:=VLOOKUP([.$C$1];[Main.$B$2:Main.$K$460]; 3; 0)*([.$A4]+VLOOKUP([.$C$1];[Main.$B$2:Main.$K$46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60]; 2; 0)/60" office:value-type="float" office:value="0">
            <text:p>#N/A</text:p>
          </table:table-cell>
          <table:table-cell table:formula="of:=VLOOKUP([.$C$1];[Main.$B$2:Main.$K$460]; 3; 0)*([.$A5]+VLOOKUP([.$C$1];[Main.$B$2:Main.$K$46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60]; 2; 0)/60" office:value-type="float" office:value="0">
            <text:p>#N/A</text:p>
          </table:table-cell>
          <table:table-cell table:formula="of:=VLOOKUP([.$C$1];[Main.$B$2:Main.$K$460]; 3; 0)*([.$A6]+VLOOKUP([.$C$1];[Main.$B$2:Main.$K$46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60]; 2; 0)/60" office:value-type="float" office:value="0">
            <text:p>#N/A</text:p>
          </table:table-cell>
          <table:table-cell table:formula="of:=VLOOKUP([.$C$1];[Main.$B$2:Main.$K$460]; 3; 0)*([.$A7]+VLOOKUP([.$C$1];[Main.$B$2:Main.$K$46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60]; 2; 0)/60" office:value-type="float" office:value="0">
            <text:p>#N/A</text:p>
          </table:table-cell>
          <table:table-cell table:formula="of:=VLOOKUP([.$C$1];[Main.$B$2:Main.$K$460]; 3; 0)*([.$A8]+VLOOKUP([.$C$1];[Main.$B$2:Main.$K$46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60]; 2; 0)/60" office:value-type="float" office:value="0">
            <text:p>#N/A</text:p>
          </table:table-cell>
          <table:table-cell table:formula="of:=VLOOKUP([.$C$1];[Main.$B$2:Main.$K$460]; 3; 0)*([.$A9]+VLOOKUP([.$C$1];[Main.$B$2:Main.$K$46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60]; 2; 0)/60" office:value-type="float" office:value="0">
            <text:p>#N/A</text:p>
          </table:table-cell>
          <table:table-cell table:formula="of:=VLOOKUP([.$C$1];[Main.$B$2:Main.$K$460]; 3; 0)*([.$A10]+VLOOKUP([.$C$1];[Main.$B$2:Main.$K$46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60]; 2; 0)/60" office:value-type="float" office:value="0">
            <text:p>#N/A</text:p>
          </table:table-cell>
          <table:table-cell table:formula="of:=VLOOKUP([.$C$1];[Main.$B$2:Main.$K$460]; 3; 0)*([.$A11]+VLOOKUP([.$C$1];[Main.$B$2:Main.$K$46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60]; 2; 0)/60" office:value-type="float" office:value="0">
            <text:p>#N/A</text:p>
          </table:table-cell>
          <table:table-cell table:formula="of:=VLOOKUP([.$C$1];[Main.$B$2:Main.$K$460]; 3; 0)*([.$A12]+VLOOKUP([.$C$1];[Main.$B$2:Main.$K$46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62:.$E$464"/>
      </table:named-expressions>
      <table:database-ranges>
        <table:database-range table:target-range-address="Main.A2:Main.P459" table:contains-header="false">
          <table:filter>
            <table:filter-or>
              <table:filter-condition table:field-number="0" table:value="B Housing"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8/02/2011</text:date>, <text:time>19:03: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8-02T19:03:21</dc:date>
    <dc:creator>Artūras Šlajus</dc:creator>
    <meta:editing-duration>P3DT16H10M6S</meta:editing-duration>
    <meta:editing-cycles>398</meta:editing-cycles>
    <meta:generator>LibreOffice/3.3$Linux LibreOffice_project/330m19$Build-202</meta:generator>
    <meta:document-statistic meta:table-count="5" meta:cell-count="603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